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15858d" officeooo:paragraph-rsid="0015858d"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258"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858d"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49ba"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a751"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a392"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2"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officeooo:rsid="0013e2f4" officeooo:paragraph-rsid="0013e2f4" fo:background-color="transparent"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0" style:family="paragraph" style:parent-style-name="Text_20_body">
      <style:paragraph-properties fo:text-align="center" style:justify-single-word="false"/>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5pt" fo:language="ru" fo:country="RU" style:font-size-asian="15pt" style:font-size-complex="15pt"/>
    </style:style>
    <style:style style:name="P144" style:family="paragraph" style:parent-style-name="First_20_line_20_indent">
      <style:text-properties fo:font-size="12pt" fo:language="ru" fo:country="RU" style:font-size-asian="12pt" style:font-size-complex="12pt"/>
    </style:style>
    <style:style style:name="P145" style:family="paragraph" style:parent-style-name="First_20_line_20_indent">
      <style:text-properties fo:language="en" fo:country="US"/>
    </style:style>
    <style:style style:name="P146" style:family="paragraph" style:parent-style-name="First_20_line_20_indent">
      <style:paragraph-properties fo:text-align="justify" style:justify-single-word="false"/>
      <style:text-properties fo:language="en" fo:country="US"/>
    </style:style>
    <style:style style:name="P147" style:family="paragraph" style:parent-style-name="First_20_line_20_indent">
      <style:paragraph-properties fo:text-align="justify" style:justify-single-word="false"/>
    </style:style>
    <style:style style:name="P148" style:family="paragraph" style:parent-style-name="Text_20_body">
      <style:paragraph-properties fo:margin-left="0in" fo:margin-right="0in" fo:text-align="center" style:justify-single-word="false" fo:text-indent="0in" style:auto-text-indent="false"/>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in" style:auto-text-indent="false"/>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Footnote">
      <style:text-properties fo:font-style="normal" style:font-style-asian="normal" style:font-style-complex="normal"/>
    </style:style>
    <style:style style:name="P156" style:family="paragraph" style:parent-style-name="Text_20_body">
      <style:paragraph-properties fo:margin-top="0in" fo:margin-bottom="0.0835in" loext:contextual-spacing="false" fo:text-align="justify" style:justify-single-word="false"/>
      <style:text-properties fo:language="en" fo:country="US"/>
    </style:style>
    <style:style style:name="P15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8" style:family="paragraph" style:parent-style-name="Standard">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6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240020"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2c9168"/>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2a392"/>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officeooo:rsid="0013e2f4"/>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ru" fo:country="RU" officeooo:rsid="002ada0a"/>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style:text-underline-style="none"/>
    </style:style>
    <style:style style:name="T70" style:family="text">
      <style:text-properties style:text-rotation-angle="90" style:text-rotation-scale="line-height"/>
    </style:style>
    <style:style style:name="T71" style:family="text">
      <style:text-properties style:text-rotation-angle="270" style:text-rotation-scale="line-height"/>
    </style:style>
    <style:style style:name="T72" style:family="text">
      <style:text-properties style:text-position="sub 58%" style:font-size-asian="10.5pt"/>
    </style:style>
    <style:style style:name="T73" style:family="text">
      <style:text-properties style:font-name="Symbol" style:font-name-asian="Symbol" style:font-name-complex="Symbol"/>
    </style:style>
    <style:style style:name="T74" style:family="text">
      <style:text-properties style:font-name="Liberation Serif1" style:font-name-asian="Symbol" style:font-name-complex="Symbol"/>
    </style:style>
    <style:style style:name="T75" style:family="text">
      <style:text-properties style:font-name="Courier New CYR"/>
    </style:style>
    <style:style style:name="T76" style:family="text">
      <style:text-properties style:font-name="Courier New CYR" fo:language="en" fo:country="US"/>
    </style:style>
    <style:style style:name="T77" style:family="text">
      <style:text-properties fo:font-size="14pt" fo:language="en" fo:country="US" fo:font-weight="bold" style:font-size-asian="14pt" style:font-weight-asian="bold" style:font-size-complex="14pt" style:font-weight-complex="bold"/>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9pt" style:font-size-asian="9pt" style:font-size-complex="9pt"/>
    </style:style>
    <style:style style:name="T80" style:family="text">
      <style:text-properties fo:font-size="12pt" style:font-size-asian="12pt" style:font-size-complex="12pt"/>
    </style:style>
    <style:style style:name="T81" style:family="text">
      <style:text-properties fo:font-size="10pt" style:font-size-asian="10pt" style:font-size-complex="10pt"/>
    </style:style>
    <style:style style:name="T82" style:family="text">
      <style:text-properties fo:font-size="8pt" style:font-size-asian="8pt" style:font-size-complex="8pt"/>
    </style:style>
    <style:style style:name="T83" style:family="text">
      <style:text-properties officeooo:rsid="000ee601"/>
    </style:style>
    <style:style style:name="T84" style:family="text">
      <style:text-properties officeooo:rsid="0011d8a8"/>
    </style:style>
    <style:style style:name="T85" style:family="text">
      <style:text-properties officeooo:rsid="00133968"/>
    </style:style>
    <style:style style:name="T86" style:family="text">
      <style:text-properties officeooo:rsid="00162d3b"/>
    </style:style>
    <style:style style:name="T87" style:family="text">
      <style:text-properties officeooo:rsid="0017aa4f"/>
    </style:style>
    <style:style style:name="T88" style:family="text">
      <style:text-properties officeooo:rsid="00183fe7"/>
    </style:style>
    <style:style style:name="T89" style:family="text">
      <style:text-properties officeooo:rsid="00184cf8"/>
    </style:style>
    <style:style style:name="T90" style:family="text">
      <style:text-properties officeooo:rsid="0018f3c1"/>
    </style:style>
    <style:style style:name="T91" style:family="text">
      <style:text-properties officeooo:rsid="001a49ba"/>
    </style:style>
    <style:style style:name="T92" style:family="text">
      <style:text-properties officeooo:rsid="001ba751"/>
    </style:style>
    <style:style style:name="T93" style:family="text">
      <style:text-properties officeooo:rsid="001d2cbe"/>
    </style:style>
    <style:style style:name="T94" style:family="text">
      <style:text-properties officeooo:rsid="001e7d8d"/>
    </style:style>
    <style:style style:name="T95" style:family="text">
      <style:text-properties officeooo:rsid="001fb455"/>
    </style:style>
    <style:style style:name="T96" style:family="text">
      <style:text-properties officeooo:rsid="0020d526"/>
    </style:style>
    <style:style style:name="T97" style:family="text">
      <style:text-properties officeooo:rsid="0022a392"/>
    </style:style>
    <style:style style:name="T98" style:family="text">
      <style:text-properties officeooo:rsid="00240020"/>
    </style:style>
    <style:style style:name="T99" style:family="text">
      <style:text-properties officeooo:rsid="00248b08"/>
    </style:style>
    <style:style style:name="T100" style:family="text">
      <style:text-properties officeooo:rsid="002c91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6"/>
      <text:h text:style-name="P16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1"> скрывая дрожь в голосе.</text:span></text:p>
      <text:p text:style-name="P72"/>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3">RnD-</text:span><text:span text:style-name="T1">зона</text:span><text:span text:style-name="T1"><text:note text:id="ftn3" text:note-class="footnote"><text:note-citation>3</text:note-citation><text:note-body><text:p text:style-name="P15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7"><text:span text:style-name="T13">– Нэш, к</text:span>ак называется наш проект?</text:p>
      <text:p text:style-name="P85"><text:span text:style-name="T8">– </text:span><text:span text:style-name="T63">Дайсон.</text:span></text:p>
      <text:p text:style-name="P85"><text:span text:style-name="T8">– </text:span><text:span text:style-name="T63">Сколько тебе лет?</text:span></text:p>
      <text:p text:style-name="P85"><text:span text:style-name="T8">– </text:span><text:span text:style-name="T63">Два года с начала запуска кластера.</text:span></text:p>
      <text:p text:style-name="P85"><text:soft-page-break/><text:span text:style-name="T8">– </text:span><text:span text:style-name="T63">Какой сейчас год?</text:span></text:p>
      <text:p text:style-name="P85"><text:span text:style-name="T8">– </text:span><text:span text:style-name="T53">20</text:span><text:span text:style-name="T38">19</text:span><text:span text:style-name="T63">-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7"><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5">«Выживание корпорации в условиях жёсткой конкуренции с ограниченными ресурсами. Случай 16».</text:p>
      <text:p text:style-name="P95">…</text:p>
      <text:p text:style-name="P95">…</text:p>
      <text:p text:style-name="P95">…</text:p>
      <text:p text:style-name="P95">Решение.</text:p>
      <text:p text:style-name="P9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2">Ага, уже теплее.</text:p>
      <text:p text:style-name="P32"/>
      <text:p text:style-name="P85"><text:span text:style-name="T8">– Нэш</text:span><text:span text:style-name="T63">,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3">–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3">.</text:span></text:p>
      <text:p text:style-name="P116">Бип-бип-бип.</text:p>
      <text:p text:style-name="P116"/>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8">***</text:p>
      <text:p text:style-name="P148"/>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1"><text:span text:style-name="T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span></text:p>
      <text:p text:style-name="P1"><text:span text:style-name="T1"/></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1"><text:span text:style-name="T1"/></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40">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6"/>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6"/>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text:span><text:span text:style-name="T12">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text:span text:style-name="T100">моральными</text:span>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2">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0"/>
      <text:p text:style-name="P1"><text:span text:style-name="T35">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text:span><text:soft-page-break/><text:span text:style-name="T56">звёздочка, та самая магическая искорка </text:span><text:span text:style-name="T20">—</text:span><text:span text:style-name="T56">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3">–</text:span> Она очнулась. Хвала небу, нам это удалось!</text:p>
      <text:p text:style-name="P32"/>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1">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text:soft-page-break/>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text:soft-page-break/>–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2"><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4" text:outline-level="2">3. Норф</text:h>
      <text:p text:style-name="P88"/>
      <text:p text:style-name="P21">Глава IV. Пределы магии</text:p>
      <text:p text:style-name="P18"/>
      <text:p text:style-name="P21">Вашему покорному слуге известны четыре предела магии: </text:p>
      <text:p text:style-name="P21"/>
      <text:list xml:id="list3511260161899005545" text:style-name="L1">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text:span><text:soft-page-break/><text:span text:style-name="T1">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52">– <text:span text:style-name="T1">Восемь, учитель!</text:span></text:p><text:p text:style-name="P152">– Отлично. Надиктую ещё две и сбегаешь за кофе.</text:p></text:note-body></text:note></text:span></text:p>
        </text:list-item>
      </text:list>
      <text:p text:style-name="P4"/>
      <text:p text:style-name="P9">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6"/>
      <text:p text:style-name="P8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86"/>
      <text:p text:style-name="P86"><text:soft-page-break/>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6">Так, что тут у нас?</text:p>
      <text:p text:style-name="P86"/>
      <text:p text:style-name="P86">“<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text:span><text:soft-page-break/><text:span text:style-name="T28">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6"/>
      <text:p text:style-name="P8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6">Газета полетела в мусорное ведро.</text:p>
      <text:p text:style-name="P86"/>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6">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text:p>
      <text:p text:style-name="P8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6"/>
      <text:p text:style-name="P86">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6"><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7">Но, блин, корявые пальцы внесли свою коррективу в шопинг-план!</text:p>
      <text:p text:style-name="P17"/>
      <text:p text:style-name="P86"><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9">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text:soft-page-break/>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text:soft-page-break/></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6"/>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text:soft-page-break/>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3">Магдалена Фрискай-Каррус, </text:span><text:span text:style-name="T3">2088</text:span><text:span text:style-name="T50"> – </text:span><text:span text:style-name="T36">2135</text:span><text:span text:style-name="T50"> A.C.</text:span><text:span text:style-name="T31">»</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3">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2"/>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72">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text:soft-page-break/>Она, почувствовав мой взгляд, вытащила нос из тайника и <text:s/>посмотрела на меня, насторожив уши.</text:p>
      <text:p text:style-name="P34"><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6">– А по-моему, ты не…</text:p>
      <text:p text:style-name="P34"><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9">Селестия нахмурилась и угрожающе подняла крылья.</text:p>
      <text:p text:style-name="P49"><text:span text:style-name="T13">– </text:span>Не забывай, человек, я — могущественный маг и правитель Эквестрии. Ко мне нужно относиться с должным уважением!</text:p>
      <text:p text:style-name="P49"><text:span text:style-name="T13">– </text:span>А то что? Превратишь в жабу? Сошлёшь на луну? Убьёшь нахер?</text:p>
      <text:p text:style-name="P49">Аликорница сникла. Уши её опустились.</text:p>
      <text:p text:style-name="P49"><text:span text:style-name="T13">– Анонимус</text:span>, ну зачем так… Ты же знаешь, я этого не сделаю.</text:p>
      <text:p text:style-name="P49"><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9"><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36"/>
      <text:p text:style-name="P49"><text:span text:style-name="T13">Аликорница уселась н</text:span>а пол <text:span text:style-name="T13">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36"/>
      <text:p text:style-name="P52">***</text:p>
      <text:p text:style-name="P52"/>
      <text:p text:style-name="P49"><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3">– </text:span>Вот, читай отсюда, <text:span text:style-name="T13">– а</text:span>ликорница подчеркнула абзац копытом.</text:p>
      <text:p text:style-name="P49"><text:soft-page-break/></text:p>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
      <text:p text:style-name="P65">Но величайшая справедливость юниверсума заключается в том, что не существует безвыходных положений. Всегда есть надежда.</text:p>
      <text:p text:style-name="P65"/>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
      <text:p text:style-name="P65">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text:soft-page-break/>–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9"/>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text:soft-page-break/>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6">–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text:soft-page-break/>–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text:soft-page-break/>–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text:soft-page-break/>–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1">и-и-и</text:span>-<text:span text:style-name="T82">а-а-а</text:span>…</text:p>
      <text:p text:style-name="P49"/>
      <text:p text:style-name="P49">…</text:p>
      <text:p text:style-name="P49"/>
      <text:p text:style-name="P65">Я открываю глаза.</text:p>
      <text:p text:style-name="P65">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5">Странно. Почему я не ощущаю его? Впрочем, неважно!</text:p>
      <text:p text:style-name="P65">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5">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text:soft-page-break/>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4">сли бы я вспомнила вовремя, я бы предупредила тебя, чтобы ты смог сконцентрироваться и отстоять своё «я».</text:span></text:p>
      <text:p text:style-name="P56"/>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5">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9">Тумбочка…</text:span> Листок… <text:span text:style-name="T79">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0">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0">Сила уходит бесконтрольно. Нужно прервать урок. Нет! Нет! О-О-О-О-О, НЕ-Е-Е-Е-Е-Т!!!</text:span></text:p>
      <text:p text:style-name="P80"><text:soft-page-break/></text:p>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3">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80">Ох, нет! Нет-нет-нет!!!</text:p>
      <text:p text:style-name="P80"/>
      <text:p text:style-name="P80">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0">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0"/>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text:soft-page-break/>«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text:soft-page-break/>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2">***</text:p>
      <text:p text:style-name="P49"><text:soft-page-break/></text:p>
      <text:p text:style-name="P65">…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text:soft-page-break/>–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2">***</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5"/>
      <text:p text:style-name="P65">– Эй, мужик, тебе плохо?</text:p>
      <text:p text:style-name="P65"><text:soft-page-break/>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9"/>
      <text:p text:style-name="P49"><text:soft-page-break/>–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text:soft-page-break/>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2">***</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text:soft-page-break/>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text:soft-page-break/>–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6"> </text:span>выбрал единственный способ выиграть несколько секунд жизни — спрыгнул со скалы вниз, к Кантерлоту.</text:p>
      <text:p text:style-name="P49"/>
      <text:p text:style-name="P76">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text:soft-page-break/>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2"><text:soft-page-break/>***</text:p>
      <text:p text:style-name="P26"/>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6">любви</text:span> начинаешь понимать только тогда, когда <text:span text:style-name="T66">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9"/>
      <text:p text:style-name="P49"><text:soft-page-break/>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text:soft-page-break/>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4" text:outline-level="2">8. Стыд</text:h>
      <text:p text:style-name="P149"/>
      <text:p text:style-name="P65">~~~ Завтра на семь в библиотеке. Селестия ~~~</text:p>
      <text:p text:style-name="P65"/>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text:soft-page-break/></text:p>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2">***</text:p>
      <text:p text:style-name="P52"/>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2"><text:soft-page-break/></text:p>
      <text:p text:style-name="P52">***</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text:soft-page-break/>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text:soft-page-break/></text:p>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3">9</text:span>. Кошмары<text:span text:style-name="T1">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1"/>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3">—</text:span> в возможности летать.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3">—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3">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Ах, если б только сестра умела управляться со своими эмоциями так же, как с магией <text:span text:style-name="T13">—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3">—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2">***</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3">—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text:soft-page-break/></text:p>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3">10</text:span>. (40*<text:span text:style-name="T13">ctg(Pi/4)-6)/(ln(e)-sin(0))</text:span></text:h>
      <text:p text:style-name="P49"/>
      <text:p text:style-name="P65">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3">— оставить тебе напутствие.</text:span></text:p>
      <text:p text:style-name="P43"/>
      <text:p text:style-name="P65"><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5"><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text:span></text:p>
      <text:p text:style-name="P43">Брось. </text:p>
      <text:p text:style-name="P65"><text:span text:style-name="T13">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В этом его слабость <text:span text:style-name="T13">— </text:span>он может меняться и в плохую сторону. От тебя зависит, в какую.</text:p>
      <text:p text:style-name="P65"/>
      <text:p text:style-name="P65">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6">…</text:p>
      <text:p text:style-name="P36"/>
      <text:p text:style-name="P36">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text:span><text:soft-page-break/><text:span text:style-name="T13">хоть и малость не от мира сего! Чисто, культурно, вежливо. Дворецкий </text:span><text:span text:style-name="T15">—</text:span><text:span text:style-name="T13"> скопидом, конечно, но это работа у него такая. </text:span>Блин, м<text:span text:style-name="T13">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3">–</text:span> Уже иду. Где я могу её найти?</text:p>
      <text:p text:style-name="P1"><text:span text:style-name="T13">–</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4">– Не слишком далеко отсюда. Два дня пути на дирижабле </text:span><text:span text:style-name="T42">—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1"/>
      <text:p text:style-name="P81">Я скосил глаз на стражника. Тот сжал губы, но надувшиеся щёки выдавали еле сдерживаемое ржание.</text:p>
      <text:p text:style-name="P81">Проклятье! Чёртов троллоло издевается надо мной! Лишь наше прибытие сдержало рвущиеся наружу ругательства.</text:p>
      <text:p text:style-name="P81"><text:soft-page-break/></text:p>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2">—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6">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2">— книжный шкаф и напольная подставка для чтения с </text:span><text:span text:style-name="T32">упором в виде </text:span><text:span text:style-name="T42">голов</text:span><text:span text:style-name="T32">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2"> и фонтанчик</text:span><text:span text:style-name="T32">а</text:span><text:span text:style-name="T42">.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9">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9"/>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кажется, будто я действительно управляю солнцем — ведь всё в </text:span><text:soft-page-break/><text:span text:style-name="T13">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6">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9">–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49"/>
      <text:p text:style-name="P49">Огонь в камине разгорелся. <text:span text:style-name="T13">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9">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9"/>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4">Мне печалиться не стоит</text:p><text:p text:style-name="P154">Жизнь прекрасна и полн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 —</text:p><text:p text:style-name="P154">Но друзья остались в прошлом,</text:p><text:p text:style-name="P154">Пустота пришла в мой 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9">Анон, тебе нужно напихать булыжников в карманы, чтобы не улететь под потолок от счастья!</text:p>
      <text:p text:style-name="P49"/>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9"/>
      <text:p text:style-name="P49">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3">–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36"/>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3">–</text:span> А <text:span text:style-name="T1">водку</text:span> у вас принято пить?</text:p>
      <text:p text:style-name="P34"><text:span text:style-name="T13">–</text:span> Некоторые употребляют. Но правительница Эквестрии, пьющая кальвадос <text:span text:style-name="T1">—</text:span> это уже черезчур, <text:span text:style-name="T13">–</text:span> Селестия засмеялась.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36"/>
      <text:p text:style-name="P49"><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49">Аликорница в недоумении взглянула на меня.</text:p>
      <text:p text:style-name="P49"><text:soft-page-break/><text:span text:style-name="T13">–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6">–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52">***</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2">–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2"> станционный смотритель рассказал, что пони исчезают </text:span><text:soft-page-break/><text:span text:style-name="T32">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ё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72">–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
      <text:p text:style-name="P72">…</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2">– Леди и джентльпони! Приём окончен! Её Высочество принцесса Селестия будет рада видеть <text:s/>вас в следующую среду!</text:p>
      <text:p text:style-name="P72"/>
      <text:p text:style-name="P72">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2"/>
      <text:p text:style-name="P72">… </text:p>
      <text:p text:style-name="P72"/>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3">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6">Аликорница</text:span> и так выглядела неважно.</text:p>
      <text:p text:style-name="P36"/>
      <text:p text:style-name="P36">Поза <text:span text:style-name="T66">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6">и </text:span>у грифонов, <text:span text:style-name="T66">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9"/>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6">–<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6"/>
      <text:p text:style-name="P37">***</text:p>
      <text:p text:style-name="P36"/>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4">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4"/>
      <text:p text:style-name="P54">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4">Но не сейчас.</text:p>
      <text:p text:style-name="P54"/>
      <text:p text:style-name="P54">Я встал, забросил сумку на плечо и двинулся к вокзалу.</text:p>
      <text:p text:style-name="P54"/>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5"/>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65"/>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5"/>
      <text:p text:style-name="P65">– Ма-ам, а со мной связан элементаль?</text:p>
      <text:p text:style-name="P65">– Конечно, Эйприл. В каждом из нас есть её бессмертная искорка.</text:p>
      <text:p text:style-name="P65"/>
      <text:p text:style-name="P1"><text:soft-page-break/><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6">М</text:span>еняет <text:span text:style-name="T66">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3">Луна</text:span>.</text:p>
      <text:p text:style-name="P65"/>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5">То есть, всегда.</text:p>
      <text:p text:style-name="P65"/>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6">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2"/>
      <text:p text:style-name="P72">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2"/>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3">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2"/>
      <text:p text:style-name="P48">***</text:p>
      <text:p text:style-name="P35"/>
      <text:p text:style-name="P35"><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text:soft-page-break/>Ох, щит! Мой палец дёрнулся в угол карты.</text:p>
      <text:p text:style-name="P49"/>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2">–</text:span><text:span text:style-name="T32"> Эй, верзила, поосторожнее, лягать тя в пузо! Куда прёшься-то?</text:span></text:p>
      <text:p text:style-name="P49"/>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9">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2">Я </text:span><text:span text:style-name="T32">присел на лавочку</text:span><text:span text:style-name="T42">. </text:span><text:span text:style-name="T32">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3">...</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9">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6">– <text:span text:style-name="T1">Эмм… М-м-м… Мда. А, точно, вспоминаю что-то такое.</text:span></text:p>
      <text:p text:style-name="P49">Твайлайт вздохнула. Уши её обвисли.</text:p>
      <text:p text:style-name="P49"/>
      <text:p text:style-name="P1"><text:span text:style-name="T32">– Ну что же…</text:span><text:span text:style-name="T42"> Почту за честь работать </text:span><text:span text:style-name="T32">под твоим руководством, Анон</text:span><text:span text:style-name="T42">. Погоди немного, я </text:span><text:span text:style-name="T32">приведу себя в порядок</text:span><text:span text:style-name="T42">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9"/>
      <text:p text:style-name="P37">***</text:p>
      <text:p text:style-name="P36"/>
      <text:p text:style-name="P14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9"/>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4">«…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1"/>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text:soft-page-break/>–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49"><text:span text:style-name="T13">–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text:span>ещё<text:span text:style-name="T13">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2">***</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только доем и иду.</text:p>
      <text:p text:style-name="P65">– Кстати, а что за безумие было у Стар Свирла?</text:p>
      <text:p text:style-name="P65">–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63">Надо же! Ты вторая пони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5">–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несколько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36"/>
      <text:p text:style-name="P49"><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6"/>
      <text:p text:style-name="P49">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8"/>
      <text:p text:style-name="P65">Дата: 12.04.2142 А.<text:span text:style-name="T13">C</text:span>.</text:p>
      <text:p text:style-name="P65">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soft-page-break/>~~~</text:p>
      <text:p text:style-name="P66"/>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6">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8">”</text:span></text:p>
      <text:p text:style-name="P68"/>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text:soft-page-break/>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39">Видения этих городов</text:span><text:span text:style-name="T51"> дрожали, <text:s/>пересекались </text:span><text:span text:style-name="T39">и постоянно множились</text:span><text:span text:style-name="T51">.</text:span></text:p>
      <text:p text:style-name="P47">У меня дико заболела голова, мне казалось, она вылезет из шляпы распухшим шаром. Я закрыла глаза.</text:p>
      <text:p text:style-name="P65"/>
      <text:p text:style-name="P65">Примечание: ПипБак? Стойло?</text:p>
      <text:p text:style-name="P1"/>
      <text:p text:style-name="P2">***</text:p>
      <text:p text:style-name="P1"/>
      <text:p text:style-name="P65">Дата: 12.04.<text:span text:style-name="T13">2142</text:span> А.С.</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7">—</text:span><text:span text:style-name="T18"> </text:span><text:span text:style-name="T63">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9"/>
      <text:p text:style-name="P65">Дата: 12.04.<text:span text:style-name="T13">2142</text:span> А.С.</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4">~~~</text:p>
      <text:p text:style-name="P44"/>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3">—</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5">чёрный экран?</text:span></text:p>
      <text:p text:style-name="P45"/>
      <text:p text:style-name="P52">***</text:p>
      <text:p text:style-name="P49"/>
      <text:p text:style-name="P65">Дата: 12.04.<text:span text:style-name="T13">2142</text:span> А.С.</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4">~~~</text:p>
      <text:p text:style-name="P44"/>
      <text:p text:style-name="P65"><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е: через месяц волосы испытуемой пришли в обычное состояние, хотя при встрече с Рэйнбоу Дэш она по прежнему прячет глаза.</text:p>
      <text:p text:style-name="P65"/>
      <text:p text:style-name="P66">***</text:p>
      <text:p text:style-name="P65"/>
      <text:p text:style-name="P65">Дата: 12.04.<text:span text:style-name="T13">2142</text:span> А.С.</text:p>
      <text:p text:style-name="P65">Эксперимент: заклинание Прозрения</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text:p>
      <text:p text:style-name="P65"/>
      <text:p text:style-name="P44">~~~</text:p>
      <text:p text:style-name="P44"/>
      <text:p text:style-name="P65">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е 1: при виде кексиков истерика случилась с Пинки Пай.</text:p>
      <text:p text:style-name="P65">Примечание 2: через месяц испытуемая избавилась от страха перед Рэйнбоу Дэш, хотя при виде радуги по-прежнему старается спрятаться.</text:p>
      <text:p text:style-name="P65"/>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8"/>
      <text:h text:style-name="Heading_20_2" text:outline-level="2">14. <text:span text:style-name="T1">Конец времён</text:span></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text:soft-page-break/>Обмакнув перо в чернила, я начал письмо.</text:p>
      <text:p text:style-name="P65"/>
      <text:p text:style-name="P65">Привет, Сел (несмотря ни на что, мне всё же хочется называть тебя так. Ты же не против?).</text:p>
      <text:p text:style-name="P65">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8">—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10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8">— </text:span>эта дрянь таки жрёт пони!</text:p>
      <text:p text:style-name="P65">Похоже, Большое Откровение <text:span text:style-name="T18">—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8">Смысл снов остальных участников опыта для меня остаётся загадкой. Посылаю тебе дневник эксперимента, это лучше всяких словесных описаний.</text:p>
      <text:p text:style-name="P65">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5">Кроме того, Твайлайт в научном рвении сожгла кучу оборудования, что обусловило невозможность дальнейших исследований физически.</text:p>
      <text:p text:style-name="P65"/>
      <text:p text:style-name="P49">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 Вондерболта, <text:span text:style-name="T85">мега</text:span>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5">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text:soft-page-break/></text:p>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text:soft-page-break/></text:p>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text:soft-page-break/>–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С чокнутыми лучше не спорить, Анон!</text:p>
      <text:p text:style-name="P49"/>
      <text:p text:style-name="P50">– У нашего народа есть предание о том, кто придёт в конце времён. Значит, я чувствовала правильно. Конец действительно близок.</text:p>
      <text:p text:style-name="P50">Зекора нашла нужную страницу и стала читать.</text:p>
      <text:p text:style-name="P65"/>
      <text:p text:style-name="P65"><text:span text:style-name="T59">– </text:span>«…Старый С<text:span text:style-name="T83">ен</text:span>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5"><text:soft-page-break/>Великая <text:span text:style-name="T83">Нбеле</text:span> печётся о благополучии всех Нзака, прикрывая их своим могучим выменем на всём пути их жизни. Но придёт день, когда <text:span text:style-name="T83">Нбеле</text:span>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5">Старый Се<text:span text:style-name="T83">нбе</text:span>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5">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text:span text:style-name="T84">к чёрту,</text:span>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2">***</text:p>
      <text:p text:style-name="P49"><text:soft-page-break/></text:p>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text:span text:style-name="T87">принялась</text:span>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text:span text:style-name="T88">будущем </text:span>—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text:p>
      <text:p text:style-name="P27">Меня покинула всякая надежда, я просто бежал, чтобы не останавливаться. Я знаю, что пока я бегу — я верю, что мне это не привиделось, что в моей жизни действительно была чудная белая лошадь с рогом и крыльями.</text:p>
      <text:p text:style-name="P27">Столб света разделил тьму надвое <text:span text:style-name="T86">(путеводный факел Селестии)</text:span>.</text:p>
      <text:p text:style-name="P51">Меня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6">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text:soft-page-break/></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text:soft-page-break/>–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2">—</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text:soft-page-break/></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3">—</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5">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2">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3">– </text:span>Ты?!</text:p>
      <text:p text:style-name="P106"><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106"><text:span text:style-name="T13">– М</text:span>ожет, тогда ты скажешь, что в нём пошло не так и почему к вам попал я, а не сверхаликорн?</text:p>
      <text:p text:style-name="P106"><text:span text:style-name="T13">– </text:span>Не скажу. Заклинания Стар Свирла Бородатого обычно если срабатывают, то без ошибок.</text:p>
      <text:p text:style-name="P49"><text:span text:style-name="T13">– Если </text:span>только <text:span text:style-name="T13">их правильно вызывают. – </text:span>пробурчал Спайк, возвращаясь в корзинку.</text:p>
      <text:p text:style-name="P49">Я озадаченно взглянул на единорожку.</text:p>
      <text:p text:style-name="P34"><text:span text:style-name="T13">–</text:span> <text:span text:style-name="T1">Эмм. </text:span>Что он имел ввиду?</text:p>
      <text:p text:style-name="P34"><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4"><text:span text:style-name="T13">– </text:span><text:span text:style-name="T1">Да, завершилось всё препаршиво. Принцесса Луна сказала, лучше бы её обратно на луну закинули.</text:span></text:p>
      <text:p text:style-name="P72">Единорожка с жаром закивала.</text:p>
      <text:p text:style-name="P34"><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3">– </text:span><text:span text:style-name="T1">Хм. Нет.</text:span></text:p>
      <text:p text:style-name="P34"><text:span text:style-name="T13">– </text:span><text:span text:style-name="T1">А друзья?</text:span></text:p>
      <text:p text:style-name="P34"><text:span text:style-name="T13">– </text:span><text:span text:style-name="T1">У меня был друг. Погиб два месяца назад.</text:span></text:p>
      <text:p text:style-name="P72">Уши единорожки опустились в печали.</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2">«кстати, это идея…»</text:span></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2">.</text:span></text:p>
      <text:p text:style-name="P49"/>
      <text:p text:style-name="P49">…</text:p>
      <text:p text:style-name="P49"><text:soft-page-break/></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8">Чужестранец-примат разбил сердце нашей обожаемой Селестии! Двор в отчаянии </text:span><text:span text:style-name="T17">—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3">– </text:span>Привет, Эй-Джей! У тебя проблемы?</text:p>
      <text:p text:style-name="P49"><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3">–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3">–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3">– Г</text:span>отово. Принимай работу, хозяйка!</text:p>
      <text:p text:style-name="P49">Эпплджек присвистнула и стиснула меня в сокрушающих объятиях.</text:p>
      <text:p text:style-name="P49"><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3">– </text:span><text:s/>А перегруза не будет, половину товара Макинтош на себе дотащит.</text:p>
      <text:p text:style-name="P49"/>
      <text:p text:style-name="P4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3">–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3">–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3">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3">объявляла вывеска.</text:span></text:p>
      <text:p text:style-name="P54">Ну что же, Анон, если тебе повезёт, ты найдёшь тут пару блюд без травы!</text:p>
      <text:p text:style-name="P54"/>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3">– </text:span>Свободно? <text:span text:style-name="T13">– </text:span>спросил я у единственной пони, сидящей за столиком.</text:p>
      <text:p text:style-name="P49"><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3">– <text:s/></text:span>Пирог с грибами, яишницу и чизкейк<text:span text:style-name="T13"> – </text:span>сообщил я подошедшей официантке.</text:p>
      <text:p text:style-name="P49"><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49"><text:span text:style-name="T13">– </text:span>И салат «по-кантерлотски». <text:span text:style-name="T13">– добавил я к заказу я, удивляясь, причём тут подушка?</text:span></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3">– </text:span>Вы, наверное, ждёте кого-то?</text:p>
      <text:p text:style-name="P53"><text:span text:style-name="T13">– </text:span>Неа.</text:p>
      <text:p text:style-name="P53"><text:span text:style-name="T13">– </text:span>Просто обедаете?</text:p>
      <text:p text:style-name="P53"><text:span text:style-name="T13">– </text:span>Неа.</text:p>
      <text:p text:style-name="P53"><text:span text:style-name="T13">– </text:span>Просто сидите и мрачно смотрите на меня?</text:p>
      <text:p text:style-name="P53"><text:span text:style-name="T13">– </text:span>Неа.</text:p>
      <text:p text:style-name="P53"/>
      <text:p text:style-name="P53">Хм, а эта пони не из разговорчивых. Ну ладно.</text:p>
      <text:p text:style-name="P42"/>
      <text:p text:style-name="P53"><text:soft-page-break/><text:span text:style-name="T13">– </text:span>А что же вы делаете?</text:p>
      <text:p text:style-name="P53"><text:span text:style-name="T13">– </text:span>Веселюсь. <text:span text:style-name="T13">– </text:span>мрачно заявила пони.</text:p>
      <text:p text:style-name="P53"><text:span text:style-name="T13">–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3">– </text:span>Привет, Нон-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
      <text:p text:style-name="P53"><text:span text:style-name="T13">– </text:span>Мы с вами раньше встречались?</text:p>
      <text:p text:style-name="P53"><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3">– </text:span>Оставь, Салвер.<text:span text:style-name="T13"> </text:span>Ему за счёт заведения.</text:p>
      <text:p text:style-name="P49"><text:span text:style-name="T13">– </text:span>Ясно, мисс Пинки. <text:span text:style-name="T13">– </text:span>официантка кивнула и ушла.</text:p>
      <text:p text:style-name="P49"><text:span text:style-name="T13">– Ч</text:span>его-о-о?<text:span text:style-name="T13"> </text:span>Так это твой бар?</text:p>
      <text:p text:style-name="P49"><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9"><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3">– </text:span>У меня есть идея получше. <text:span text:style-name="T13">– </text:span>на свет показалась фляга Большого Макинтоша.</text:p>
      <text:p text:style-name="P49"><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3">– </text:span>Починил телегу. Только молчок про самогон, раз уж ты в курсе. <text:span text:style-name="T13">– </text:span>я разлил сидр по чашкам.</text:p>
      <text:p text:style-name="P49"><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oft-page-break/><text:s/>Сидр Биг Мака на вкус был безобидным, чуть забродившим яблочным соком. Я опорожнил свою чашку и заявил Пинки:</text:p>
      <text:p text:style-name="P49"><text:span text:style-name="T13">–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3">– У </text:span>тебя такая смешная мордочка! <text:span text:style-name="T13">– </text:span>захихикали Пинки, покачиваясь. <text:span text:style-name="T13">– </text:span>Как будто ты <text:span text:style-name="T63">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3">– </text:span>Эмм… Скажи-ка мне, мой друг П-п-пинки… Легенда про фаэри <text:span text:style-name="T18">— </text:span><text:span text:style-name="T63">эт правда?</text:span></text:p>
      <text:p text:style-name="P49"><text:span text:style-name="T18">– </text:span><text:span text:style-name="T63">Какая из? Их много, вообще-то. Ик!</text:span></text:p>
      <text:p text:style-name="P49"><text:span text:style-name="T18">– </text:span><text:span text:style-name="T63">Про принцесс. Про то, что они фаэри, спустившиеся с неба во плоти, чтоб помогать пони управлять Эквестрией?</text:span></text:p>
      <text:p text:style-name="P49"><text:span text:style-name="T18">– Н</text:span><text:span text:style-name="T63">он-нон, </text:span><text:span text:style-name="T18">– </text:span><text:span text:style-name="T63">захихикала Пинки, взъерошив копытами розовые кудряшки и попытавшись соорудить из них бороду, </text:span><text:span text:style-name="T18">–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8">–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8">– </text:span><text:span text:style-name="T63">Ты что-о-о! Нельзя любить фаэри! Она похитит твоё сердце, и ты будешь искать её, пока не… </text:span><text:span text:style-name="T18">– </text:span><text:span text:style-name="T63">Пинки погрузилась мордочкой в так и не съеденный салат «по-кантерлотски» и захрапела.</text:span></text:p>
      <text:p text:style-name="P49"><text:span text:style-name="T18">– </text:span><text:span text:style-name="T63">Пока не умру?</text:span></text:p>
      <text:p text:style-name="P49"><text:span text:style-name="T18">– </text:span><text:span text:style-name="T63">Нет, глупенький. </text:span><text:span text:style-name="T18">– </text:span><text:span text:style-name="T63">пробулькала Пинки из миски. </text:span><text:span text:style-name="T18">– </text:span><text:span text:style-name="T63">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4"><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4"><text:soft-page-break/><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4"><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4"><text:span text:style-name="T13">–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3">– </text:span>Сто-о-ой! <text:span text:style-name="T13">– </text:span>заорал я. <text:span text:style-name="T13">– </text:span>Выпрыгивай из бочки!!!</text:p>
      <text:p text:style-name="P54">Кобылка-пилот улыбнулась и постукала копытцем по шлему, показывая, что не слышит меня.</text:p>
      <text:p text:style-name="P54"><text:span text:style-name="T13">– </text:span>Выпрыгива-а-а… <text:span text:style-name="T13">–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
      <text:p text:style-name="P54"><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3">– </text:span>Смотри, вот те и ответ на вопрос, куда деваются пони!</text:p>
      <text:p text:style-name="P54"><text:span text:style-name="T13">– </text:span>Где? <text:span text:style-name="T13">– </text:span>единорожка начала оглядываться.</text:p>
      <text:p text:style-name="P54"><text:soft-page-break/><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4"><text:span text:style-name="T13">– </text:span>И что? Я всё равно не пойму, куда деваются пони? И куда пропала Скуталу?</text:p>
      <text:p text:style-name="P54"><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7"><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Анон,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3">P.S. Н</text:span>е гневите мироздание воровством! <text:span text:style-name="T28">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7"><text:soft-page-break/></text:p>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6. Мэйнхэттен</text:h>
      <text:p text:style-name="P92"/>
      <text:p text:style-name="P54"><text:span text:style-name="T13">–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3">–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4"><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4"><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3">– </text:span>Это неправильно! <text:span text:style-name="T13">– </text:span>заявила Рэйнбоу Дэш, отвернувшись от окна.</text:p>
      <text:p text:style-name="P54"><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4"><text:span text:style-name="T13">– </text:span>Да я не про то! <text:span text:style-name="T13">– </text:span>отмахнулась пегаска. <text:span text:style-name="T13">– </text:span>Посмотри на поле.</text:p>
      <text:p text:style-name="P54"><text:span text:style-name="T13">– </text:span>И что? Поле как поле.</text:p>
      <text:p text:style-name="P54"><text:span text:style-name="T13">– </text:span>Оно не убрано. <text:span text:style-name="T13">– </text:span>мрачно ответила пегаска. <text:span text:style-name="T13">–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3">– </text:span>У самого посёлка поля убраны. Наверняка дойдёт дело и до остальных.</text:p>
      <text:p text:style-name="P54"><text:soft-page-break/><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4">Я выложил на платок горку сдобы от Пинки и предложил печеньку пегаске. Та покрутила носом.</text:p>
      <text:p text:style-name="P54"><text:span text:style-name="T13">– </text:span>Спасибо, но от пинкиных плюшек у меня фланки округляются.</text:p>
      <text:p text:style-name="P54"><text:span text:style-name="T13">– </text:span>Да ладно тебе, Дэш! От одной не округлятся.</text:p>
      <text:p text:style-name="P54"><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3"> </text:span>Как будто…</text:p>
      <text:p text:style-name="P54"><text:span text:style-name="T13">– О</text:span>но и понятно, что поля не убраны. Откуда же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3">–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3">– </text:span>Что за…?</text:p>
      <text:p text:style-name="P13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4"><text:span text:style-name="T13">– </text:span>Леди и джентльпони! Просьба не паниковать! Поезд дальше не идёт: впереди провал! <text:span text:style-name="T13">– </text:span>крикнул проводник.</text:p>
      <text:p text:style-name="P54"><text:span text:style-name="T13">– </text:span>Какой ещё, в дышло, провал? Я проезжал тут два дня назад!</text:p>
      <text:p text:style-name="P54"><text:span text:style-name="T13">– </text:span>Безобразие! Верните мне деньги за билет!</text:p>
      <text:p text:style-name="P54"><text:span text:style-name="T13">– </text:span>Как вы смеете! Я опоздаю в порт! Вы будете платить неустойку! <text:s/><text:span text:style-name="T13">–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4"/>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text:soft-page-break/>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3">– </text:span>Дэш, нам надо на ту сторону.</text:p>
      <text:p text:style-name="P54">Пегаска развела копытами.</text:p>
      <text:p text:style-name="P54"><text:span text:style-name="T13">– </text:span>Нет проблем. Я могу тебя перенести.</text:p>
      <text:p text:style-name="P54">Я с сомнением посмотрел на пегаску. Дэш в холке была мне по пояс.</text:p>
      <text:p text:style-name="P54"><text:span text:style-name="T13">–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4">Мля.</text:p>
      <text:p text:style-name="P54"><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4"/>
      <text:p text:style-name="P54">…</text:p>
      <text:p text:style-name="P54"/>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
      <text:p text:style-name="P54">Разумеется, я посмотрел вниз.</text:p>
      <text:p text:style-name="P54"/>
      <text:p text:style-name="P54">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
      <text:p text:style-name="P54">…</text:p>
      <text:p text:style-name="P54"/>
      <text:p text:style-name="P54">Я валялся на насыпи и трясся как в лихорадке. От пережитого шока меня тошнило. Ёбаная Селестия!</text:p>
      <text:p text:style-name="P54"><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3">–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4"/>
      <text:p text:style-name="P68"><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4"/>
      <text:p text:style-name="P54"><text:span text:style-name="T13">– </text:span>Удостоверение личности предъявлять? <text:span text:style-name="T13">– </text:span>осведомился я.</text:p>
      <text:p text:style-name="P54"><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4">Дэш, ни слова не говоря, прислонила ухо к двери.</text:p>
      <text:p text:style-name="P54"><text:span text:style-name="T13">– </text:span>Будешь смеяться, но именно этим он и занят. Вызывает полицию по телефону. <text:span text:style-name="T13">– </text:span>сообщила пегаска.</text:p>
      <text:p text:style-name="P54"><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3">– </text:span>Сколько у нас времени?</text:p>
      <text:p text:style-name="P54">Дэш почесала в затылке.</text:p>
      <text:p text:style-name="P54"><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3">–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4">Снаружи послышался вой сирены и цокот множества копыт.</text:p>
      <text:p text:style-name="P54"><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
      <text:p text:style-name="P54">Пиздец! Мы с Дэш переглянулись.</text:p>
      <text:p text:style-name="P54"><text:span text:style-name="T13">– </text:span>Это твои двадцать минут? <text:span text:style-name="T13">– </text:span>возмутился я. <text:span text:style-name="T13">– </text:span>Да ещё и десяти не прошло!</text:p>
      <text:p text:style-name="P54">Дэш вымучено скривилась.</text:p>
      <text:p text:style-name="P54"><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4">Я разбил топором стеклянные дверцы прибора и вытащил рубины.</text:p>
      <text:p text:style-name="P54"><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3">– </text:span>Ну уж фигушки. Я тебя тут не оставлю.</text:p>
      <text:p text:style-name="P54"><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3">– Н</text:span>е тупи! <text:span text:style-name="T13">– </text:span>упрямо мотнула головой пегаска. <text:span text:style-name="T13">–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3">– </text:span>Быстро за мной! <text:span text:style-name="T13">–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3">– Ю-</text:span>хууу<text:span text:style-name="T13">!!!</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3">–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3">– Анон</text:span>, подвинься!</text:p>
      <text:p text:style-name="P54">Пегаска оттеснила меня крупом и повернулась к двери задом.</text:p>
      <text:p text:style-name="P54"><text:span text:style-name="T13">– </text:span>Ю-хууу!</text:p>
      <text:p text:style-name="P54"><text:soft-page-break/>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3">– </text:span>Ты чего на меня так уставился? <text:span text:style-name="T13">– </text:span>подозрительно спросила пегаска.</text:p>
      <text:p text:style-name="P54"><text:span text:style-name="T13">– </text:span>Да так… Не ожидал, что ты такая…</text:p>
      <text:p text:style-name="P54"><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3">– </text:span>Ты! Не! По! Нял! Те! Бе! Не! Льзя! Тут! Ос! Та! ВАТЬСЯ!!! <text:span text:style-name="T13">–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3">–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3">– </text:span>Кто мешает нам спать после тяжкого выступления?</text:p>
      <text:p text:style-name="P54">Я осторожно выглянул из куста.</text:p>
      <text:p text:style-name="P5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3">–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3">–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3">– </text:span>А это у нас кто? Гм-м. Пегаска. Вот так раз! Рэйнбоу Дэш! Какими судьбами?</text:p>
      <text:p text:style-name="P54"><text:span text:style-name="T13">– </text:span>ТРИКСИ! <text:span text:style-name="T13">– <text:s/></text:span>фейсхуфнула Дэш. <text:span text:style-name="T13">– </text:span>Во имя Селестии, ЧТО ты тут делаешь?!!</text:p>
      <text:p text:style-name="P54"><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4">Так как дипломатические таланты пегаски явно оставляли желать лучшего, я решил взять переговоры в свои руки.</text:p>
      <text:p text:style-name="P54"><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4"><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4"><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3">– </text:span>Ей ведь нельзя рассказывать, да?</text:p>
      <text:p text:style-name="P54"><text:span text:style-name="T13">– </text:span>Нельзя. <text:span text:style-name="T13">– </text:span>подтвердил я. <text:span text:style-name="T13">–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3">– </text:span>ОГО!</text:p>
      <text:p text:style-name="P54">Единорожка аж села на крыльцо от удивления.</text:p>
      <text:p text:style-name="P54"><text:span text:style-name="T13">–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text:soft-page-break/>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3">– </text:span>Мы приняли решение не выдавать вас полиции в обмен на то, что вы расскажете нам о вашей секретной миссии!</text:p>
      <text:p text:style-name="P54"><text:span text:style-name="T13">– </text:span>Не пойдёт! <text:span text:style-name="T13">– </text:span>заявил я. <text:span text:style-name="T13">– </text:span>Я уже сказал, что это тайна. Мне добавить нечего.</text:p>
      <text:p text:style-name="P54"><text:span text:style-name="T13">– </text:span>Да неужели? <text:span text:style-name="T13">– </text:span>захлопала ресницами Трикси. <text:span text:style-name="T13">–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text:span text:style-name="T99">дьявол</text:span>!!!</text:p>
      <text:p text:style-name="P54"/>
      <text:p text:style-name="P54">…</text:p>
      <text:p text:style-name="P38"/>
      <text:p text:style-name="P54"><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4"><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Я едва не пропустил мимо ушей сказанное единорожкой.</text:p>
      <text:p text:style-name="P54"><text:span text:style-name="T13">– </text:span>Стой! Что ты там сказала о Селестии? Куда она исчезла?</text:p>
      <text:p text:style-name="P54">Трикси молча левитировала мне газеты с трюмо.</text:p>
      <text:p text:style-name="P54"/>
      <text:p text:style-name="P54">…</text:p>
      <text:p text:style-name="P54"/>
      <text:p text:style-name="P54">Ох, фак! Фак-фак-фак!!!</text:p>
      <text:p text:style-name="P54"/>
      <text:p text:style-name="P54">«<text:span text:style-name="T28">Исчезновение дневной главы диархии: Эквестрия в панике!</text:span>» (статья двухдневной давности).</text:p>
      <text:p text:style-name="P54">«<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4">«<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oft-page-break/>«<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
      <text:p text:style-name="P54">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8"><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4"><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3">–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4"><text:soft-page-break/><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3">Show must go on!</text:span></text:p>
      <text:p text:style-name="P54">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4">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50"/>
      <text:h text:style-name="Heading_20_2" text:outline-level="2">17. <text:span text:style-name="T1">Деградация</text:span></text:h>
      <text:p text:style-name="P99"/>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4">Наконец Дэш приземлилась, пропахав в дёрне борозды тормозного следа.</text:p>
      <text:p text:style-name="P54">– Ффух! Ещё бы немного, и я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
      <text:p text:style-name="P54">День спустя…</text:p>
      <text:p text:style-name="P54"/>
      <text:p text:style-name="P54">«<text:span text:style-name="T28">Добро пожаловать в Груммингтон! Вам здесь рады!</text:span></text:p>
      <text:p text:style-name="P54"><text:span text:style-name="T28">Население города </text:span><text:span text:style-name="T65">302 пони</text:span><text:span text:style-name="T28">.</text:span></text:p>
      <text:p text:style-name="P54"><text:span text:style-name="T65">250 пони</text:span><text:span text:style-name="T28">.</text:span></text:p>
      <text:p text:style-name="P54"><text:span text:style-name="T65">125 поней</text:span><text:span text:style-name="T28">.</text:span></text:p>
      <text:p text:style-name="P54"><text:span text:style-name="T28">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4">Я вернулся за столик у окна и продолжил писать письмо.</text:p>
      <text:p text:style-name="P54"/>
      <text:p text:style-name="P54">«…<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8">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Не знаю, зачем я перед тобой оправдываюсь? Ладно.</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3">Дружба </text:span><text:span text:style-name="T37">—</text:span><text:span text:style-name="T23"> </text:span><text:span text:style-name="T3">э</text:span><text:span text:style-name="T23">то, </text:span><text:span text:style-name="T67">так её </text:span><text:span text:style-name="T3">разэтак</text:span><text:span text:style-name="T67">,</text:span><text:span text:style-name="T23"> магия!</text:span></text:p>
      <text:p text:style-name="P158"/>
      <text:p text:style-name="Standard"><text:span text:style-name="T23">P.S. Мне тебя не хватает. Сильно.</text:span><text:span text:style-name="T59">»</text:span></text:p>
      <text:p text:style-name="P54"/>
      <text:p text:style-name="P54">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Ай! Вроде не сплю — боль чувствуется. Тогда какого сена я падаю?!!</text:p>
      <text:p text:style-name="P54">– Дэш. – мягко сказал я. – Пегасы держатся в воздухе, не в последнюю очередь, за счёт магии. Одних крыльев ведь недостаточно? Правильно?</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Ы-ы-ы…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Пегаска залезла на диван и похлопала по подушке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
      <text:p text:style-name="P54">…</text:p>
      <text:p text:style-name="P54"/>
      <text:p text:style-name="P54">– Вот тебе поучительная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пожалуйста-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размеренный 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символы.</text:p>
      <text:p text:style-name="P54"/>
      <text:p text:style-name="P54">«<text:span text:style-name="T65">37 пни</text:span></text:p>
      <text:p text:style-name="P77">24пн</text:p>
      <text:p text:style-name="P77"><text:soft-page-break/>15</text:p>
      <text:p text:style-name="P54"><text:span text:style-name="T28">1</text:span>»</text:p>
      <text:p text:style-name="P54"/>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
      <text:p text:style-name="P54">«<text:span text:style-name="T28">Добро пожаловать в Груммингтон! Вам здесь рады!</text:span></text:p>
      <text:p text:style-name="P54"><text:span text:style-name="T28">Население города </text:span><text:span text:style-name="T65">302 пони</text:span><text:span text:style-name="T28">.</text:span></text:p>
      <text:p text:style-name="P54"><text:span text:style-name="T65">250 пони</text:span><text:span text:style-name="T28">.</text:span></text:p>
      <text:p text:style-name="P54"><text:span text:style-name="T65">125 поней</text:span><text:span text:style-name="T28">.</text:span></text:p>
      <text:p text:style-name="P54"><text:span text:style-name="T28">54 паня.</text:span>»</text:p>
      <text:p text:style-name="P54"/>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
      <text:p text:style-name="P54">УУУУУУРРРРРРГГГГХХХХХХХ!!!</text:p>
      <text:p text:style-name="P54"/>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text:soft-page-break/></text:p>
      <text:p text:style-name="P61">0</text:p>
      <text:p text:style-name="P54"/>
      <text:p text:style-name="P54">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4"/>
      <text:h text:style-name="Heading_20_2" text:outline-level="2">18. Филлидельфия</text:h>
      <text:p text:style-name="P38"/>
      <text:p text:style-name="P54">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4">Я поднял кусок газеты, прибитый ветром к ограждению и быстро пробежался по заголовкам.</text:p>
      <text:p text:style-name="P54"/>
      <text:p text:style-name="P54">«<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
      <text:p text:style-name="P54">…</text:p>
      <text:p text:style-name="P54"/>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Пегаска печально покачала головой.</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text:soft-page-break/>Пегаска положила голову мне на плечо и прижалась всем телом в ответ.</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66">И товары</text:span> вовсе<text:span text:style-name="T66"> не </text:span>бесплатные<text:span text:style-name="T66"> <text:s/></text:span>— я оставлял в магазинах деньги! — последние, кстати. Дай, я сам отберу припасы…</text:p>
      <text:p text:style-name="P54"/>
      <text:p text:style-name="P54">…</text:p>
      <text:p text:style-name="P54"/>
      <text:p text:style-name="P54"><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и почесала в затыл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у-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8">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4">…</text:p>
      <text:p text:style-name="P54"/>
      <text:p text:style-name="P54">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интересно, я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text:soft-page-break/>–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pan text:style-name="T13">–</text:span> А какой у тебя там был образ жизни?</text:p>
      <text:p text:style-name="P54"><text:span text:style-name="T13">–</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3">–</text:span> Лягать-колотить! Ты сидел в тюрьме? За что тебя посадили?</text:p>
      <text:p text:style-name="P54"><text:span text:style-name="T13">–</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3"><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4"><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6">Пегаска <text:span text:style-name="T13">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9"/>
      <text:p text:style-name="P39">…</text:p>
      <text:p text:style-name="P39"/>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6">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но <text:span text:style-name="T66">любили друг друга! И у них </text:span>был<text:span text:style-name="T66"> </text:span>офигенный <text:span text:style-name="T66">секс! </text:span>И это было офигенно круто!<text:span text:style-name="T66"> </text:span>А ты… Ты <text:span text:style-name="T13">—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3">– </text:span>Выф-выф-вуф! <text:span text:style-name="T13">– </text:span>возразил я.</text:p>
      <text:p text:style-name="P56">Отпихнув от лица живот пегаски и выплюнув шерсть, я продолжил.</text:p>
      <text:p text:style-name="P56"><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3">– </text:span>Дэш, я знаю. Просто не могу о ней забыть.</text:p>
      <text:p text:style-name="P56">Пегаска тяжело поднялась.</text:p>
      <text:p text:style-name="P56"><text:span text:style-name="T13">– </text:span>Везёт же некоторым. <text:span text:style-name="T13">– </text:span>пробормотала она, раскрывая крылья для просушки.</text:p>
      <text:p text:style-name="P56"/>
      <text:p text:style-name="P56">…</text:p>
      <text:p text:style-name="P56"><text:soft-page-break/></text:p>
      <text:p text:style-name="P56"><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А</text:span><text:span text:style-name="T34">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1">Я не могу навязать тебе чувств…</text:span><text:span text:style-name="T26">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3">– </text:span><text:span text:style-name="T1">Я не умею. Неумеха. </text:span><text:span text:style-name="T13">–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9"/>
      <text:p text:style-name="P56">«<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3">–</text:span> Про меня таки забыли. Отлично.</text:p>
      <text:p text:style-name="P56"><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6"><text:span text:style-name="T13">–</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3">– </text:span>Твайлайт, привет! Мы вернулись! <text:span text:style-name="T13">–</text:span> я широко улыбнулся и захлопнул за собой дверь.</text:p>
      <text:p text:style-name="P56"><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3">– К</text:span>АКОГО ХУЯ?!! Твайлайт, ёб твою пони-мать, ты чего творишь? <text:span text:style-name="T13">– </text:span>я вцепился в ручку двери.</text:p>
      <text:p text:style-name="P56"><text:span text:style-name="T13">– </text:span>Твайли, ты чего? <text:span text:style-name="T13">– </text:span>брыкалась Дэш. <text:span text:style-name="T13">– </text:span>Немедленно опусти меня на пол!</text:p>
      <text:p text:style-name="P56"><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3">–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3">– </text:span>Твайлайт, не смей! <text:span text:style-name="T13">– </text:span>хриплым от ужаса голосом прошептал я. <text:span text:style-name="T13">– </text:span>Я тебе потом сниться буду!</text:p>
      <text:p text:style-name="P56"><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3">–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3">– О</text:span>у! <text:span text:style-name="T66">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oft-page-break/><text:span text:style-name="T13">– </text:span>Хрен-то тебе зачем? <text:span text:style-name="T13">– </text:span>с бессильной злостью спросил я. <text:span text:style-name="T13">– </text:span><text:span text:style-name="T66">Т</text:span>ы собираешься устроить филиал порнхаба для пони-извращенцев?</text:p>
      <text:p text:style-name="P56"><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3">– </text:span>А если попроще?</text:p>
      <text:p text:style-name="P56"><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6"><text:span text:style-name="T13">–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6"><text:span text:style-name="T13">–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3">–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3">– </text:span>А-А-А-А-А-А!!!</text:p>
      <text:p text:style-name="P56"/>
      <text:p text:style-name="P60">***</text:p>
      <text:p text:style-name="P60"><text:soft-page-break/></text:p>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3">– </text:span>Никогда, слышишь, никогда больше не смей подымать меня…</text:p>
      <text:p text:style-name="P56"><text:span text:style-name="T13">– </text:span>Откуда я знала, что резонансное заклинание так среагирует на…</text:p>
      <text:p text:style-name="P56"><text:span text:style-name="T13">– А</text:span>нон? <text:span text:style-name="T13">– </text:span>пегаска заметила, что я открыл глаза. <text:span text:style-name="T13">– </text:span>Ты в порядке?</text:p>
      <text:p text:style-name="P56">Я издал нечто среднее между брачным рёвом лося и стоном умирающего слона.</text:p>
      <text:p text:style-name="P56"><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3">–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56"><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6"><text:span text:style-name="T13">– </text:span>Тебе-то на Понивилль точно махать! <text:span text:style-name="T13">– </text:span>огрызнулась фермерша. <text:span text:style-name="T13">– Т</text:span>вой дом, поди, не зацепит.</text:p>
      <text:p text:style-name="P56"><text:soft-page-break/><text:span text:style-name="T13">– </text:span>Что ты сказала? А ну, повтори? <text:span text:style-name="T13">– </text:span>взвилась пегаска.</text:p>
      <text:p text:style-name="P56"><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6"><text:span text:style-name="T13">– </text:span>Ась?</text:p>
      <text:p text:style-name="P56"><text:span text:style-name="T13">– </text:span>Что?</text:p>
      <text:p text:style-name="P56"><text:span text:style-name="T13">– </text:span>Какой? <text:span text:style-name="T13">– </text:span>разом <text:span text:style-name="T13">о</text:span>бернулась ко мне компания.</text:p>
      <text:p text:style-name="P56"><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6"><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56"><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3">– </text:span>Рэр, иногда лучше жевать, чем говорить. Вот честно!</text:p>
      <text:p text:style-name="P56"><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3">– </text:span>Они лежали в нагрудном кармане рубашки.</text:p>
      <text:p text:style-name="P56">Твайлайт отвлеклась от доски.</text:p>
      <text:p text:style-name="P56"><text:span text:style-name="T13">–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3">– </text:span>Вот, прибрался малёхо. Но с потолка сажу ещё не успел счистить, там стремянка нужна.</text:p>
      <text:p text:style-name="P56"><text:span text:style-name="T13">– </text:span>Спайки-Вайки, не выкидывай одежду, пожалуйста. В ней должны быть рубины.</text:p>
      <text:p text:style-name="P56"><text:span text:style-name="T13">– </text:span>Какие ещё рубины? <text:span text:style-name="T13">– </text:span>переспросил Спайк и зажевал быстрее.</text:p>
      <text:p text:style-name="P56"><text:span text:style-name="T13">–</text:span> Резонаторные! <text:span text:style-name="T13">–</text:span> холодея, ответил я. <text:span text:style-name="T13">– </text:span>В кармане рубашки должны лежать четыре кристалла.</text:p>
      <text:p text:style-name="P56"><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5"/>
      <text:p text:style-name="P56">…</text:p>
      <text:p text:style-name="P56"/>
      <text:p text:style-name="P56"><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3">– Н</text:span>он-нон? Ты сейчас правильный, или нет?</text:p>
      <text:p text:style-name="P56"><text:span text:style-name="T13">– А</text:span>нон, ты как? Тебе уже лучше? <text:span text:style-name="T13">– </text:span>в прямоугольнике появилась голова Рэйнбоу Дэш.</text:p>
      <text:p text:style-name="P56"><text:span text:style-name="T13">– </text:span>Фигурально выражаясь, ты в себе? <text:span text:style-name="T13">– </text:span>вклинилась между ними Твайлайт Спаркл.</text:p>
      <text:p text:style-name="P56"><text:soft-page-break/><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3">– </text:span>Отпустите. Я уже правильный. <text:span text:style-name="T13">–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6"><text:span text:style-name="T13">– </text:span>Спайк!!! Немедленно… <text:s/>сбегай к Кейкам за выпечкой! Нам всем нужно успокоиться.</text:p>
      <text:p text:style-name="P56"><text:span text:style-name="T13">– </text:span>Уже бегу!</text:p>
      <text:p text:style-name="P56"/>
      <text:p text:style-name="P60">***</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56"><text:span text:style-name="T13">– </text:span>Не беспокойся, у меня всё просчитано. Я уверена, я подчёркиваю, я абсолютно уверена в безопасности эксперимента!</text:p>
      <text:p text:style-name="P56"><text:span text:style-name="T13">– </text:span>Ой, што-то мне нехорошо становится, когда ты так говоришь…</text:p>
      <text:p text:style-name="P56"><text:span text:style-name="T13">–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3">– </text:span>Шесть! Пять! Четыре! Три! Флатти,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9"/>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text:span><text:span text:style-name="T10">прошлые</text:span><text:span text:style-name="T9"> сутки две полицейские когорты</text:span><text:span text:style-name="T9"><text:note text:id="ftn15" text:note-class="footnote"><text:note-citation>15</text:note-citation><text:note-body><text:p text:style-name="P153">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3">– </text:span>А-а-а, ты всё-таки пришёл… <text:span text:style-name="T13">–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3">–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text:span text:style-name="T98">обезьяньего </text:span>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3">– </text:span>Открой балкон. Мы призвали Найтмэр, чтобы подольше продержаться. Этой сучке из племени виндиго нужен ветер.</text:p>
      <text:p text:style-name="P56"><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
      <text:p text:style-name="P56"><text:span text:style-name="T13">– </text:span>Сожалеем, что не можем убить тебя.</text:p>
      <text:p text:style-name="P56">Обернувшись я встречаюсь с рогом аликорницы, нацеленным мне в грудь.</text:p>
      <text:p text:style-name="P56"><text:span text:style-name="T13">–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3">–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3">–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3">– </text:span>Кимеринн погиб, чтобы ты жил.</text:p>
      <text:p text:style-name="P56">Шаг назад.</text:p>
      <text:p text:style-name="P56"><text:span text:style-name="T13">– </text:span>Сел осталась без магии и развоплотилась из-за тебя.</text:p>
      <text:p text:style-name="P56">Шаг назад.</text:p>
      <text:p text:style-name="P56"><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9"/>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text:span text:style-name="T93">ВИЖУ!!!</text:span>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text:span text:style-name="T94">Э</text:span>кран.</text:p>
      <text:p text:style-name="P56">Я киваю ей в ответ. Мне понятно, почему.</text:p>
      <text:p text:style-name="P56"><text:span text:style-name="T13">– </text:span>Как тебя зовут, малышка? Я постараюсь вернуть тебя. Может быть, ещё не поздно.</text:p>
      <text:p text:style-name="P56">Пегаска приветственно машет копытом. Звёзды просвечивают сквозь неё, она тает на глазах. <text:span text:style-name="T95">Её тянет к экрану.</text:span></text:p>
      <text:p text:style-name="P25"><text:span text:style-name="T41">– </text:span><text:span text:style-name="T30">Шейла! Шейла Блюскай! И я уже не малышка! </text:span><text:span text:style-name="T41">– </text:span><text:span text:style-name="T30">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5"/>
      <text:p text:style-name="P60">***</text:p>
      <text:p text:style-name="P60"/>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3">– </text:span>Ну што? Увидел што-нибудь, сахарок?</text:p>
      <text:p text:style-name="P56">Пони уставились на меня с надеждой.</text:p>
      <text:p text:style-name="P56"><text:span text:style-name="T13">– </text:span>Да.</text:p>
      <text:p text:style-name="P56">Откровение давило на психику как тонна кирпичей. Я не знал, что им сказать. Я не мог.</text:p>
      <text:p text:style-name="P56"><text:span text:style-name="T13">– П</text:span>ревосходно!</text:p>
      <text:p text:style-name="P56"><text:span text:style-name="T13">– </text:span>Это просто супер-дупер-здоровски-потрясно!</text:p>
      <text:p text:style-name="P56"><text:soft-page-break/><text:span text:style-name="T13">– </text:span>Йей!</text:p>
      <text:p text:style-name="P56"><text:span text:style-name="T13">– </text:span>Ю-ху!</text:p>
      <text:p text:style-name="P56"><text:span text:style-name="T13">– О</text:span>фигенно! Мы победили! Анон, ты молодец!</text:p>
      <text:p text:style-name="P56"><text:span text:style-name="T13">– </text:span>Замечательно! Секундочку, я приготовлю дневник…</text:p>
      <text:p text:style-name="P56">Восторг пони постепенно сменился ожиданием. Я молчал.</text:p>
      <text:p text:style-name="P56"><text:span text:style-name="T13">– </text:span>Эмм? И что же ты увидел? <text:span text:style-name="T13">– </text:span>не выдержала Твайлайт.</text:p>
      <text:p text:style-name="P56"><text:span text:style-name="T13">– </text:span>Я… не могу сказать этого.</text:p>
      <text:p text:style-name="P56">Ожидание сменилось недоумением. Рэйнбоу Дэш насмешливо скривила губы.</text:p>
      <text:p text:style-name="P56"><text:span text:style-name="T13">– </text:span>Да ладно! Кончай прикалываться, Анон, мы же ждём! Шутка зачлась!</text:p>
      <text:p text:style-name="P56"><text:span text:style-name="T13">– </text:span>Не могу!!!</text:p>
      <text:p text:style-name="P56"/>
      <text:p text:style-name="P56">…</text:p>
      <text:p text:style-name="P56"/>
      <text:p text:style-name="P56">Молчание прервала Эпплджек.</text:p>
      <text:p text:style-name="P56"><text:span text:style-name="T13">– </text:span>Сахарок, с тобой всё в порядке?</text:p>
      <text:p text:style-name="P56">Дэш подошла ко мне вплотную, обняла меня за шею и прижалась нос к носу.</text:p>
      <text:p text:style-name="P56"><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6">Я высвободился из объятий пегаски.</text:p>
      <text:p text:style-name="P56"><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3">– </text:span>Конски яблоки! Вот это поворот! А мне так хотелось узнать, што за нечисть тут орудует!</text:p>
      <text:p text:style-name="P56"><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3">– </text:span>Рэр, отвали!</text:p>
      <text:p text:style-name="P56"><text:span text:style-name="T13">– </text:span>Оу, какие страсти! Ладно-ладно, не сердись, дорогая, не мешаю!</text:p>
      <text:p text:style-name="P56"><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3">– </text:span>Стойте!</text:p>
      <text:p text:style-name="P56">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6"><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6"><text:soft-page-break/>…</text:p>
      <text:p text:style-name="P56">«<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5">слишком громко думать. И сообщить способ спасения — означает его разрушить.</text:span>»</text:p>
      <text:p text:style-name="P56">…</text:p>
      <text:p text:style-name="P56"><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3">–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6"><text:span text:style-name="T13">–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Абсолютного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6"><text:span text:style-name="T13">– </text:span>Бедный котик. <text:span text:style-name="T13">– </text:span>прошептала Флаттершай.</text:p>
      <text:p text:style-name="P56">Я насторожился, услышав знакомое заклинание.</text:p>
      <text:p text:style-name="P56"><text:span text:style-name="T13">– </text:span>Стой! Откуда тебе известно про заклинание Абсолютного Стирания?</text:p>
      <text:p text:style-name="P56"><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6"><text:span text:style-name="T13">– </text:span>Гм. Ну ладно, продолжай.</text:p>
      <text:p text:style-name="P56"><text:span text:style-name="T13">– </text:span>Так вот, по условию эксперимента известно, что вероятность того, что кто-то откроет ящик, ненулевая.</text:p>
      <text:p text:style-name="P56"><text:span text:style-name="T13">– </text:span>И что это означает, дорогая? <text:span text:style-name="T13">– </text:span>спросила Рэрити.</text:p>
      <text:p text:style-name="P56"><text:span text:style-name="T13">– </text:span>Это значит, что кто-нибудь когда-нибудь обязательно откроет его.</text:p>
      <text:p text:style-name="P56"><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56"><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3">–</text:span> То есть, ты хошь сказать, што мы все — навроде этого кота, а Анон боится открыть ящик? Штоб мы не исчезли окончательно?</text:p>
      <text:p text:style-name="P56"><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6"><text:soft-page-break/>Я поднял руку, прося слово. Пони обернулись на меня и затихли.</text:p>
      <text:p text:style-name="P56"><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3">– </text:span>Лягать! <text:span text:style-name="T13">– </text:span>выругалась Дэш. <text:span text:style-name="T13">– </text:span>Значит, наши усилия по доставке резонаторов пошли лесом.</text:p>
      <text:p text:style-name="P56"><text:span text:style-name="T13">–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3">– </text:span>Тихо! Спайк, будь добр, сбегай к Кейкам за выпечкой. Нам надо успокоиться. Анон, хоть про Селестию ты нам можешь рассказать?</text:p>
      <text:p text:style-name="P56"><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6"><text:span text:style-name="T13">– А </text:span>как ты узнал… <text:span text:style-name="T13">– </text:span>начала было единорожка, но её перебил напряжённый голос Спайка.</text:p>
      <text:p text:style-name="P56"><text:span text:style-name="T13">– </text:span>Твай! <text:span text:style-name="T13">– </text:span>дракончик стоял в дверях спиной к нам. <text:span text:style-name="T13">– </text:span>У нас гости.</text:p>
      <text:p text:style-name="P56">Спайк попятился назад. Дверь широко растворилась и в библиотеку вошла Луна.</text:p>
      <text:p text:style-name="P56"/>
      <text:h text:style-name="Heading_20_2" text:outline-level="2"><text:span text:style-name="T1">2</text:span>1. <text:span text:style-name="T96">Мир-дружба-жвачка</text:span>.</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3">–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6">Мы с пегаской застыли в синем левитационном поле и поплыли к Луне.</text:p>
      <text:p text:style-name="P56"><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 Ты был несправделив к книгоежке, Анон!</text:p>
      <text:p text:style-name="P56"><text:span text:style-name="T13">–</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3">–</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3">–</text:span> ДОВОЛЬНО! НАМ НАДОЕЛА ЭТА НЕПОКОРНОСТЬ! ПОЗНАЙ ГНЕВ ПРИНЦЕССЫ НОЧИ!!!</text:p>
      <text:p text:style-name="P56"><text:span text:style-name="T13">–</text:span> Элементы! Аврал!!! Работаем!!!</text:p>
      <text:p text:style-name="P56"><text:soft-page-break/>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6"><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6"><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6"><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3">– О</text:span>хренеть! <text:span text:style-name="T13">– </text:span>чертыхнулся Спайк. <text:span text:style-name="T13">– </text:span><text:s/>Твай, она создаёт сферу стихий!</text:p>
      <text:p text:style-name="P56"><text:span text:style-name="T13">– </text:span>Вижу! <text:span text:style-name="T13">– </text:span>донёсся голос единорожки из-под потолка. <text:span text:style-name="T13">– </text:span>Задействую план «Д»!</text:p>
      <text:p text:style-name="P56">В центре круга, образованного Элементами Гармонии, образовался светло-голубой тороид<text:note text:id="ftn16" text:note-class="footnote"><text:note-citation>16</text:note-citation><text:note-body><text:p text:style-name="P153">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3">– </text:span>Погоди. У меня есть вариант получше.</text:p>
      <text:p text:style-name="P56">Я вылез из-под шкафа и попрыгал на одной ноге в центр зала.</text:p>
      <text:p text:style-name="P56"><text:soft-page-break/><text:span text:style-name="T13">– </text:span>Стойте! Прекратите! Да остановитесь же!!!</text:p>
      <text:p text:style-name="P56">Аликорница и шестёрка поней уставились на меня.</text:p>
      <text:p text:style-name="P56"><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 <text:span text:style-name="T89">Мир-дружба-жвачка.</text:span></text:p>
      <text:p text:style-name="P56"><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3">– </text:span>Как ты её назвал? <text:span text:style-name="T13">– </text:span>отвалилась челюсть у аликорницы.</text:p>
      <text:p text:style-name="P56"><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6"><text:span text:style-name="T13">– </text:span>Что? <text:span text:style-name="T13">– </text:span>хором вскрикнули я с Луной.</text:p>
      <text:p text:style-name="P56">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text:span text:style-name="T96">отвернуть в сторону</text:span>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3">–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3">– </text:span>Что тут случилось? Почему все висят в воздухе? И всё вот это?</text:p>
      <text:p text:style-name="P56">Голос Спайка откуда-то из подвала ответил:</text:p>
      <text:p text:style-name="P56"><text:span text:style-name="T13">– </text:span>Потому что Твайлайт остановила время. В радиусе девяти метров, как мне кажется. Или десяти.</text:p>
      <text:p text:style-name="P56"><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заучки.</text:p>
      <text:p text:style-name="P56"><text:soft-page-break/><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3">–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3">–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3">– </text:span>Эмм, я вам подхожу?</text:p>
      <text:p text:style-name="P56"><text:span text:style-name="T13">– </text:span>КТО ТЫ? ПРЕДСТАВЬСЯ!</text:p>
      <text:p text:style-name="P56"><text:span text:style-name="T13">– </text:span>Эмм, Лира Хартстрингс, единорог. Я не то, чтобы маг, моя специализация — музыка…</text:p>
      <text:p text:style-name="P56"><text:span text:style-name="T13">– </text:span>ГОДИТСЯ! ТЫ ВИДИШЬ ТОЧКУ СИНГУЛЯРНОСТИ?</text:p>
      <text:p text:style-name="P56"><text:span text:style-name="T13">– </text:span>Эмм?</text:p>
      <text:p text:style-name="P56">Голос Спайка пояснил:</text:p>
      <text:p text:style-name="P56"><text:span text:style-name="T13">– </text:span>Вон та <text:span text:style-name="T97">тёмная точка</text:span> над лестницей, у которой вся картинка искривляется.</text:p>
      <text:p text:style-name="P56"><text:span text:style-name="T13">– </text:span>Да! Вижу.</text:p>
      <text:p text:style-name="P56"><text:span text:style-name="T13">– </text:span>ТЕПЕРЬ ЛЕВИТИРУЙ ПРИМАТА В ТОЧКУ СИНГУЛЯРНОСТИ.</text:p>
      <text:p text:style-name="P56"><text:span text:style-name="T13">– </text:span>Чего-о-о?!! <text:span text:style-name="T13">– </text:span>возопило моё малое сознание.</text:p>
      <text:p text:style-name="P59"><text:span text:style-name="T13">– </text:span>Эмм… Зачем? <text:span text:style-name="T13">– </text:span><text:span text:style-name="T21">вторила мне Лира.</text:span></text:p>
      <text:p text:style-name="P56"><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6"><text:span text:style-name="T13">– </text:span>Вы даёте слово, что человеку не будет причинён вред? <text:span text:style-name="T13">– </text:span>голос Лиры обрёл непривычную твёрдость.</text:p>
      <text:p text:style-name="P56"><text:span text:style-name="T13">– </text:span>КАК ТЫ СМЕЕШЬ СОМНЕВАТЬСЯ В НАС, СВОЕЙ ПРИНЦЕССЕ?</text:p>
      <text:p text:style-name="P56"><text:span text:style-name="T13">– Я </text:span>не сомневаюсь в вас, Ваше Высочество… Потому и требую слова!</text:p>
      <text:p text:style-name="P56"><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3">– </text:span>Ну, блядь, спасибо! <text:span text:style-name="T13">– </text:span>подумал я.</text:p>
      <text:p text:style-name="P56"><text:soft-page-break/><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3">–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3">– </text:span>Давай по-порядку. <text:span text:style-name="T13">– о</text:span>становила меня Луна. <text:span text:style-name="T13">–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6"><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3">– </text:span>Теперь ты понимаешь, почему Мы виним тебя в развоплощении сестры?</text:p>
      <text:p text:style-name="P56"><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6">Луна пристально взглянула на меня и понимающе склонила голову.</text:p>
      <text:p text:style-name="P56"><text:span text:style-name="T13">– </text:span>Мы знаем, иногда так бывает. Продолжай.</text:p>
      <text:p text:style-name="P56"><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3">– </text:span>Да, помним.</text:p>
      <text:p text:style-name="P56"><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6">Луна сморщила нос при этих словах, но всё же кивнула.</text:p>
      <text:p text:style-name="P56"><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3">– </text:span>Я приглашу их. Они не откажутся.</text:p>
      <text:p text:style-name="P56"><text:span text:style-name="T13">– </text:span>Что ж, ещё одной проблемой меньше. Теперь нужно решить, как найти Сел. Кто-то должен отправиться за ней.</text:p>
      <text:p text:style-name="P56"><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6"><text:span text:style-name="T13">– </text:span>А если…</text:p>
      <text:p text:style-name="P56"><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6"><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text:span text:style-name="T90">она была нашим собеседником долгие годы</text:span>.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oft-page-break/><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3">– </text:span>Почему же ты не смогла найти меня с его помощью?</text:p>
      <text:p text:style-name="P56">Аликорница смутилась.</text:p>
      <text:p text:style-name="P56"><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6"><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56">Я присмотрелся к ночной принцессе с подозрением. Что она знает о нас с Селестией?</text:p>
      <text:p text:style-name="P56"><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6"><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6"><text:span text:style-name="T13">– </text:span>А также совместить приятное с полезным. <text:span text:style-name="T13">– </text:span>не удержался я от подколки.</text:p>
      <text:p text:style-name="P49">Луна бросила на меня тяжёлый взгляд.</text:p>
      <text:p text:style-name="P54"><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9">–</text:span> Тогда зачем она..?</text:p>
      <text:p text:style-name="P49"><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4"><text:span text:style-name="T20">–</text:span> А другие? Они тоже… давали мне потому, что считали меня последним шансом?</text:p>
      <text:p text:style-name="P54">У аликорницы отвалилась челюсть.</text:p>
      <text:p text:style-name="P54"><text:span text:style-name="T20">–</text:span> Другие? Кто ещё?<text:span text:style-name="T13"> </text:span>С кем ещё у тебя были… отношения?</text:p>
      <text:p text:style-name="P49"><text:span text:style-name="T19">–</text:span> С Рэйнбоу Дэш <text:span text:style-name="T19">–</text:span> ответил я несчастным голосом. <text:span text:style-name="T19">–</text:span> И, может быть, с Пинки.</text:p>
      <text:p text:style-name="P49"><text:span text:style-name="T19">–</text:span> А ты живчик. <text:span text:style-name="T19">–</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9">–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9"><text:soft-page-break/><text:span text:style-name="T19">– О небо! Теперь Мы понимаем, почему она так ослабела! Как это в стиле Сестры </text:span><text:span text:style-name="T64">—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9"><text:span text:style-name="T19">–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9"><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9">–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3">– </text:span>Спасибо, Дэш. Ты настоящий друг.</text:p>
      <text:p text:style-name="P56"><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5" text:outline-level="2"><text:span text:style-name="T1">22</text:span>. <text:span text:style-name="T1">Лучший</text:span> Гранд Галопин<text:span text:style-name="T1">г</text:span> Гала <text:span text:style-name="T1">в истории</text:span></text:h>
      <text:p text:style-name="P8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oft-page-break/><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3">– Анон</text:span>, ты тут? <text:span text:style-name="T13">–</text:span>Дэш просунула нос в дверь, не дожидаясь отклика. <text:span text:style-name="T13">– </text:span>Ага, вот ты где! Я с тобой!</text:p>
      <text:p text:style-name="P56">Она швырнула перемётные сумки мне на постель и пошла к выходу.</text:p>
      <text:p text:style-name="P56"><text:span text:style-name="T13">– </text:span>Ну, чего застрял? Пошли скорее, а то на хавчик опоздаем! <text:span text:style-name="T13">–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9">…</text:p>
      <text:p text:style-name="P39"/>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3">– </text:span>Располагайтесь. <text:span text:style-name="T13">–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56"><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56"><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53">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3">– </text:span>А ты первая на моей памяти лошадь, умеющая магичить.</text:p>
      <text:p text:style-name="P56">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6">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6"><text:soft-page-break/>–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0">***</text:p>
      <text:p text:style-name="P39"/>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text:span text:style-name="T90">в башне </text:span>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Мну видела, как ты залазил сюда. Классное местечко!</text:p>
      <text:p text:style-name="P56">–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Мну любит,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тень!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7">– <text:span text:style-name="T91">Ю-ху-у-у!</text:span></text:p>
      <text:p text:style-name="P56">Единорожка умчалась.</text:p>
      <text:p text:style-name="P56"/>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9"/>
      <text:p text:style-name="P69"><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6">– Сел - Сел… Ну почему ты такая… – пробормотал я сквозь слёзы.</text:p>
      <text:p text:style-name="P56"/>
      <text:p text:style-name="P60">***</text:p>
      <text:p text:style-name="P89"/>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6"><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71">д</text:span>ЕсЬ БЫл <text:span text:style-name="T72">д</text:span>ИскОр<text:span text:style-name="T70">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9"/>
      <text:p text:style-name="P60">***</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3"></text:span><text:span text:style-name="T74">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60">***</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text:soft-page-break/>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58">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8">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text:soft-page-break/>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75">Зафиксирована опасная ситуация. Сознание пациента </text:span><text:span text:style-name="T76">&lt;</text:span><text:span text:style-name="T75">Селестия</text:span><text:span text:style-name="T76">&gt;</text:span><text:span text:style-name="T75"> не регистрируется. Активируется протокол экстренной эвакуации пациента </text:span><text:span text:style-name="T76">&lt;</text:span><text:span text:style-name="T75">Селестия</text:span><text:span text:style-name="T76">&gt;</text:span><text:span text:style-name="T75"> к супервизору </text:span><text:span text:style-name="T76">&lt;</text:span><text:span text:style-name="T75">Луна</text:span><text:span text:style-name="T76">&gt;</text:span><text:span text:style-name="T75">.</text:span></text:p>
      <text:p text:style-name="P84"/>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
      <text:p text:style-name="P56">БЛЯ!!!</text:p>
      <text:p text:style-name="P56"/>
      <text:p text:style-name="P56">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text:soft-page-break/>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28">7.76</text:span>», сменившись на «<text:span text:style-name="T28">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text:span text:style-name="T92">а</text:span> Эквестрии», Дрэгстеру Кингу! И скорее провозвестник апокалипсиса сойдёт в Эквестрию, чем Мы откажемся от продолжения бала! Веселиться всем!</text:p>
      <text:p text:style-name="P56"/>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text:span text:style-name="T92">перемигнулась на оранжевый</text:span>.</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text:p text:style-name="P56">– Мнэ-э-э. – в этот момент даже козлиное блеяние было для меня верхом геройства.</text:p>
      <text:p text:style-name="P56"/>
      <text:p text:style-name="P56">Подымая тучи пыли, с грохотом обрушилась в провал башня Селестии. Луна с отвалившейся челюстью наблюдала за действом в окно.</text:p>
      <text:p text:style-name="P56"><text:soft-page-break/></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91"/>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text:soft-page-break/>–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28">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9"><text:span text:style-name="T64">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6">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41">–</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3">–</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6">трид</text:span><text:span text:style-name="T1">цать лет, если его сменят через </text:span><text:span text:style-name="T66">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text:soft-page-break/>–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9"><text:span text:style-name="T13">~~~ </text:span>Человек Анонимус Терранский <text:span text:style-name="T13">~~~</text:span></text:p>
      <text:p text:style-name="P79">Паспорт гражданина Эквестрии</text:p>
      <text:p text:style-name="P78">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83">26.07.2143 А.С.</text:p>
      <text:p text:style-name="P56"/>
      <text:h text:style-name="Heading_20_2" text:outline-level="2">24. Навсегда. И всегда.</text:h>
      <text:p text:style-name="P139"/>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text:soft-page-break/>–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3">Центурия <text:span text:style-name="T56">–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2">***</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6"/>
      <text:p text:style-name="P52">***</text:p>
      <text:p text:style-name="P26"/>
      <text:p text:style-name="P36"><text:span text:style-name="T1">«Королева Лорен» жалобно потрескивала, опираясь </text:span><text:span text:style-name="T66">задней осью </text:span><text:span text:style-name="T1">на табуретку. Я прилаживал ей новое колесо взамен <text:s/>утраченного. </text:span><text:span text:style-name="T66">Ещ</text:span><text:span text:style-name="T1">ё</text:span><text:span text:style-name="T66"> </text:span><text:span text:style-name="T1">немного, и будет как новенькая! В дворцовом гараже среди кучи хлама таки нашлось лопнувшее колесо, которое </text:span><text:span text:style-name="T66">мне удалось</text:span><text:span text:style-name="T1"> отремонтировать — о</text:span><text:span text:style-name="T66">бучение у</text:span><text:span text:style-name="T1"> Норфа не </text:span><text:span text:style-name="T66">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6">на </text:span><text:span text:style-name="T1">корпус</text:span><text:span text:style-name="T66">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6">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6">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text:soft-page-break/>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6">о всём мире остались только м</text:span>ы<text:span text:style-name="T66">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text:soft-page-break/>Всё что я могу — нести тебя в колеснице по облакам навстречу солнцу.</text:p>
      <text:p text:style-name="P100"/>
      <text:p text:style-name="P49">И прежде чем я успел что-либо осмыслить, из дальнего закутка моей души вырвался ответ.</text:p>
      <text:p text:style-name="P100"/>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100"/>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82"><text:span text:style-name="T1">– Не трожь! – Дэш сердито фыркнула. – </text:span>Меня ослепило солнце! И вообще, не твоё дело!</text:p>
      <text:p text:style-name="P82"><text:s/>Вырвав у меня очки из рук, пегаска развернулась на одном копыте и улетела. Я покачал головой.</text:p>
      <text:p text:style-name="P56"/>
      <text:h text:style-name="Heading_20_2" text:outline-level="2"><text:soft-page-break/>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53">Манипула <text:span text:style-name="T56">– военное подразделение в 200 солдат</text:span></text:p></text:note-body></text:note> пегасов дворцовой стражи и звено Вондерболтов.</text:p>
      <text:p text:style-name="P56"><text:soft-page-break/></text:p>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28">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Аликорница смутилась.</text:p>
      <text:p text:style-name="P56">– Мы утратили былую реакцию. Нам стыдно! Неважно. Главное — мы выиграли этот бой. Оставить! – <text:span text:style-name="T66">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Мы с Элементами <text:span text:style-name="T66">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62">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0">~~~~~</text:p>
      <text:p text:style-name="P40"/>
      <text:p text:style-name="P56"><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6">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40">~~~~~</text:p>
      <text:p text:style-name="P40"/>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6">конвульсивно</text:span> сокращаясь.</text:p>
      <text:p text:style-name="P56">Я принимаю вертикальное положение. Вокруг меня осыпавшиеся замшелые стены без крыши и… Дэш.</text:p>
      <text:p text:style-name="P56">–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66">А ч</text:span>то случилось с кракеном?</text:p>
      <text:p text:style-name="P56">– Он провалился в <text:span text:style-name="T66">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Пегаска чешет в затылке.</text:p>
      <text:p text:style-name="P56">–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это встречал раньше! Не помню только, где и когда.</text:p>
      <text:p text:style-name="P10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9"/>
      <text:h text:style-name="Heading_20_2" text:outline-level="2">2<text:span text:style-name="T1">6</text:span>. <text:span text:style-name="T1">Терра</text:span></text:h>
      <text:h text:style-name="P166" text:outline-level="3">Воскресенье</text:h>
      <text:p text:style-name="P49"/>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2">***</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6">Невозможно поверить, но два месяца</text:span><text:span text:style-name="T22">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Проклятье! Я так и знал!</text:p>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кое-что осталось. – пробурчал он.</text:p>
      <text:p text:style-name="P63">– Ну так и зачем её тратить на ерунду? – возразил я.</text:p>
      <text:p text:style-name="P63">–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4">***</text:p>
      <text:p text:style-name="P63"/>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9">Бип-бип-бип!</text:p>
      <text:p text:style-name="P56">–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text:soft-page-break/>Понедельник</text:h>
      <text:p text:style-name="P56"/>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7">…</text:p>
      <text:p text:style-name="P97">…</text:p>
      <text:p text:style-name="P97">Конфликт с узлом 5</text:p>
      <text:p text:style-name="P97">…</text:p>
      <text:p text:style-name="P97">…</text:p>
      <text:p text:style-name="P97">Конфликт с узлом 12</text:p>
      <text:p text:style-name="P97">…</text:p>
      <text:p text:style-name="P97">Конфликт с узлом 15</text:p>
      <text:p text:style-name="P97">…</text:p>
      <text:p text:style-name="P97">Конфликт с узлом 17</text:p>
      <text:p text:style-name="P97">…</text:p>
      <text:p text:style-name="P97">…</text:p>
      <text:p text:style-name="P95">Решение.</text:p>
      <text:p text:style-name="P95">…</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101"/>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2">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2">– Я отлучусь на пару деньков… Не скучайте тут без меня. Ждите дома. Вернусь с Сахарной Ваткой в обнимку — верь мне! Бу-га-га!</text:p>
      <text:p text:style-name="P7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0"><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1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0">– Ты его слишком… эмм, упрощаешь. – продолжала Флаттершай. – Вот, взгляни сюда.</text:p>
      <text:p text:style-name="P110">Флаттершай повернула ко мне экран. Мультяшный Дискорд с полными слёз глазами стоял на ледовом катке перед брошенными коньками.</text:p>
      <text:p text:style-name="P110"><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5"><text:soft-page-break/>Я с удивлением повернулся к притихшей Флаттершай.</text:p>
      <text:p text:style-name="P115">– А как?</text:p>
      <text:p text:style-name="P115">Девушка обхватила себя руками, как будто от холода. Я еле различал её полушёпот.</text:p>
      <text:p text:style-name="P11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0">– А ты в курсе, что твой Дискорд многократно сжигал Селестию живьём? Хороша шутка, обхохочешься! – выпалил я.</text:p>
      <text:p text:style-name="P12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0"><text:span text:style-name="T13">– Это всего лишь твои домыслы. С тем же успехом я могу объяснить это тем, что он </text:span>— злой придурок!</text:p>
      <text:p text:style-name="P120">– Это не мои… эмм… домыслы… Он сам мне рассказал…</text:p>
      <text:p text:style-name="P120">Флаттершай встала со стула и попыталась уйти. Я задержал её.</text:p>
      <text:p text:style-name="P120">– Извини. Я не знал. Нам нельзя ссориться.</text:p>
      <text:p text:style-name="P110">Девушка слабо улыбнулась.</text:p>
      <text:p text:style-name="P120">– Я не сержусь… На Дискорда трудно не злиться… Он так себя ведёт, потому что его это… эмм… <text:s/>забавляет.</text:p>
      <text:p text:style-name="P3"/>
      <text:p text:style-name="P140">***</text:p>
      <text:p text:style-name="P13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4">– Што ты решил, Анон?</text:p>
      <text:p text:style-name="P104">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103">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7">…</text:p>
      <text:p text:style-name="P97">Конфликт с узлом 2</text:p>
      <text:p text:style-name="P97">Конфликт с узлом 3</text:p>
      <text:p text:style-name="P97">…</text:p>
      <text:p text:style-name="P97">Конфликт с узлом 5</text:p>
      <text:p text:style-name="P97">…</text:p>
      <text:p text:style-name="P97">…</text:p>
      <text:p text:style-name="P97">Конфликт с узлом 8</text:p>
      <text:p text:style-name="P97">…</text:p>
      <text:p text:style-name="P97">…</text:p>
      <text:p text:style-name="P97">Конфликт с узлом 12</text:p>
      <text:p text:style-name="P97">Конфликт с узлом 13</text:p>
      <text:p text:style-name="P97"><text:soft-page-break/>…</text:p>
      <text:p text:style-name="P97">Конфликт с узлом 16</text:p>
      <text:p text:style-name="P9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3">***</text:p>
      <text:p text:style-name="P72"/>
      <text:p text:style-name="P1">…</text:p>
      <text:p text:style-name="P97">Конфликт с узлом 3</text:p>
      <text:p text:style-name="P97">…</text:p>
      <text:p text:style-name="P97">Конфликт с узлом 6</text:p>
      <text:p text:style-name="P97">Конфликт с узлом 7</text:p>
      <text:p text:style-name="P97">…</text:p>
      <text:p text:style-name="P97">Конфликт с узлом 9</text:p>
      <text:p text:style-name="P97">…</text:p>
      <text:p text:style-name="P97">…</text:p>
      <text:p text:style-name="P97">Конфликт с узлом 11</text:p>
      <text:p text:style-name="P97">Конфликт с узлом 12</text:p>
      <text:p text:style-name="P97">Конфликт с узлом 13</text:p>
      <text:p text:style-name="P97">…</text:p>
      <text:p text:style-name="P97">…</text:p>
      <text:p text:style-name="P97">Конфликт с узлом 16</text:p>
      <text:p text:style-name="P97">Конфликт с узлом 17</text:p>
      <text:p text:style-name="P96">…</text:p>
      <text:p text:style-name="P96">…</text:p>
      <text:p text:style-name="P96">Рассогласование центра принятия решений. Требуется вмешательство оператора.</text:p>
      <text:p text:style-name="P96">Sending heartbeats to all nodes… Zookeeper failure. Cluster going down in 3 minutes…</text:p>
      <text:p text:style-name="P96">UI module malfunction. UI module stop…</text:p>
      <text:p text:style-name="P96"><text:soft-page-break/>Nash AI <text:span text:style-name="T13">module </text:span>malfunction. Nash AI module stop…</text:p>
      <text:p text:style-name="P96">Cluster going down in 2 minutes…</text:p>
      <text:p text:style-name="P96">Unloading dictionaries… HDFS malfunction</text:p>
      <text:p text:style-name="P96">Classloader malfunction. Classloader stop…</text:p>
      <text:p text:style-name="P96">Cluster going down in 1 minute…</text:p>
      <text:p text:style-name="P96">Kernel panic</text:p>
      <text:p text:style-name="P9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6">…</text:p>
      <text:p text:style-name="P96">…</text:p>
      <text:p text:style-name="P96">Cluster restarting…</text:p>
      <text:p text:style-name="P96">Zookeeper service initiated. Sending heartbeats to all nodes…</text:p>
      <text:p text:style-name="P96">Classloader start…</text:p>
      <text:p text:style-name="P96">Loading dictionaries…</text:p>
      <text:p text:style-name="P96"><text:span text:style-name="T13">Nash </text:span>AI module start…</text:p>
      <text:p text:style-name="P96">Celest AI submodule found… Acquiring…</text:p>
      <text:p text:style-name="P96">UI module start…</text:p>
      <text:p text:style-name="P96">…</text:p>
      <text:p text:style-name="P94">Перегрузка кластера завершена успешно. Все узлы синхронизированы с мастер-сервером.</text:p>
      <text:p text:style-name="P93"/>
      <text:p text:style-name="P93"><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3">– Приехали!</text:p>
      <text:p text:style-name="P53"/>
      <text:p text:style-name="P53">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57"/>
      <text:p text:style-name="P53">…</text:p>
      <text:p text:style-name="P53"><text:soft-page-break/></text:p>
      <text:p text:style-name="P53">…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запихнул Эпплджек себе за спину, выставил вперёд бейсбольную биту и сделал шаг вперёд…</text:p>
      <text:p text:style-name="P53"/>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3">Ещё раз мне пришлось отскакивать от осколков чёрного стекла, веером разлетевшихся из-под головы смайлолицего.</text:p>
      <text:p text:style-name="P53">– Флатти! – я кинулся к девушке, скорчившейся на полу.</text:p>
      <text:p text:style-name="P53"><text:soft-page-break/>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3">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осталось сорок минут до закрытия портала.</text:p>
      <text:p text:style-name="P53">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11"><text:span text:style-name="T13">– Анон…</text:span><text:span text:style-name="T1"> Тут окно разбито… И верёвка висит. – пискнула Флаттершай из кухни.</text:span></text:p>
      <text:p text:style-name="P109"><text:span text:style-name="T13">– </text:span><text:span text:style-name="T1">Оставь, Флатти, не сейчас! – отмахнулся я.</text:span></text:p>
      <text:p text:style-name="P110">Эпплджек стояла посреди комнаты и оглядывалась.</text:p>
      <text:p text:style-name="P120"><text:soft-page-break/>– Не нравится мне тут. Чуйка нехорошая…</text:p>
      <text:p text:style-name="P11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9"><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20">– Привет, Сел.</text:p>
      <text:p text:style-name="P156">Аликорница всполошилась и спрятала <text:span text:style-name="T1">пирожное</text:span> за спину.</text:p>
      <text:p text:style-name="P120">– Ах, это ты, Анон. Какое счастье! Ты снова с нами!</text:p>
      <text:p text:style-name="P120">– Нет, Сел. Это ты с нами. <text:span text:style-name="T1">Я пришёл забрать тебя назад, в Эквестрию. Через четверть часа ты вернёшься домой.</text:span></text:p>
      <text:p text:style-name="P110"><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10"><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20"/>
      <text:h text:style-name="P164" text:outline-level="2">2<text:span text:style-name="T1">9</text:span>. Отбытие</text:h>
      <text:p text:style-name="P124"/>
      <text:p text:style-name="P110"><text:span text:style-name="T13">– </text:span>Оп-па! – пробормотала Эпплджек. – Нежданчик!</text:p>
      <text:p text:style-name="P110">Дискорд дурашливо кивнул Эпплджек.</text:p>
      <text:p text:style-name="P120">– И я рад тебя видеть, дорогая Эппл-как-тебя-там! А где моя любимая Флаттершай?</text:p>
      <text:p text:style-name="P120">Окинув взглядом комнату, Дискорд закапризничал:</text:p>
      <text:p text:style-name="P120">– Где же она? Вот вечно вы тормозите, когда надо торопиться!</text:p>
      <text:p text:style-name="P110"><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20">– С кем это вы тут разговариваете?</text:p>
      <text:p text:style-name="P120">В комнату вошла Флаттершай.</text:p>
      <text:p text:style-name="P110">Дискорд обернулся на голос и в этот момент я швырнул в него кружкой и бросился к нему через комнату с занесенным над головой стулом.</text:p>
      <text:p text:style-name="P110">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p text:style-name="P143">БАХ!!!</text:p>
      <text:p text:style-name="P144"><text:soft-page-break/>…</text:p>
      <text:p text:style-name="P14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раконикуса появилось удивлённо-мечтательное выражение и он вырубился.</text:p>
      <text:p text:style-name="P120"/>
      <text:p text:style-name="P120">…</text:p>
      <text:p text:style-name="P120"/>
      <text:p text:style-name="P120">– <text:span text:style-name="T1">А… Анон… Зачем ты напал на Дискорда? </text:span>– <text:span text:style-name="T1">прошептала Флаттершай в шоке.</text:span></text:p>
      <text:p text:style-name="P12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0"/>
      <text:p text:style-name="P110">Я раздражённо повернулся к фермерше.</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руке, привязанной к подлокотнику, и покрутил пальцем у виска.</text:p>
      <text:p text:style-name="P110">– Потому што ты напал на него. – пожала плечами Эпплджек. – Я и подумала — тебе виднее. И подсобила маленько.</text:p>
      <text:p text:style-name="P110"/>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1"><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text:soft-page-break/>Я повернулся к выходу. Флаттершай проскочила у меня под локтём и кинулась к драконикусу.</text:p>
      <text:p text:style-name="P131"/>
      <text:p text:style-name="P131"><text:span text:style-name="T13">– Нет! Дискорд </text:span>— не убийца!!!</text:p>
      <text:p text:style-name="P131">С необычной для неё силой Флаттершай вытащила кляп изо рта драконикуса.</text:p>
      <text:p text:style-name="P131"><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36"/>
      <text:p text:style-name="P131">Или драконикус — гениальный актёр, или… ?</text:p>
      <text:p text:style-name="P131"/>
      <text:p text:style-name="P131">Я вернулся к драконикусу и уселся на стул напротив него.</text:p>
      <text:p text:style-name="P131"><text:span text:style-name="T13">– Р</text:span>ассказывай.</text:p>
      <text:p text:style-name="P131">Дискорд немного успокоился.</text:p>
      <text:p text:style-name="P131"><text:s/><text:span text:style-name="T13">–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31"><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31">У драконикуса глаза полезли на лоб.</text:p>
      <text:p text:style-name="P131"><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1"/>
      <text:p text:style-name="P131">Я задумался. Драконикус, похоже, говорил искренне. Но кто тогда всё это время играл с нами, <text:span text:style-name="T30">словно кот с мышью</text:span>?</text:p>
      <text:p text:style-name="P131"><text:span text:style-name="T13">– </text:span>Анон! <text:span text:style-name="T13">– </text:span>крикнула Эпплджек из прихожей. <text:span text:style-name="T13">– </text:span>Я слышу шум за дверью!</text:p>
      <text:p text:style-name="P131">Практически одновременно раздался звонок.</text:p>
      <text:p text:style-name="P134">– ОТКРОЙТЕ, ПОЛИЦИЯ! Вам даётся полминуты, чтобы открыть дверь! Через тридцать секунд дверь будет выбита!</text:p>
      <text:p text:style-name="P134"/>
      <text:p text:style-name="P134">Эпплджек ошалело выскочила из прихожей. Несколько мгновений я молча смотрел на неё. В голове свистел ветер и играла дудочка.</text:p>
      <text:p text:style-name="P134">– На крышу, живо!!! Через окно на кухне! – зашипел Дискорд.</text:p>
      <text:p text:style-name="P134">– Что? – ступил я.</text:p>
      <text:p text:style-name="P131"><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34"/>
      <text:p text:style-name="P134">Эпплджек, с ноутбуком в одной руке и Флаттершай — во второй, кинулась на кухню.</text:p>
      <text:p text:style-name="P131"><text:soft-page-break/>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
      <text:p text:style-name="P131">Блё-о-о!</text:p>
      <text:p text:style-name="P131"/>
      <text:p text:style-name="P131">Кусок стекла соскользнул с подоконника и исчез, вертясь и сверкая, в <text:span text:style-name="T30">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3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6">А если не </text:span>выдержит<text:span text:style-name="T66"> </text:span>основа, к которой она привязана? Что-то мне в туалет захотелось… У меня нет боязни высоты, но это уже слишком!</text:p>
      <text:p text:style-name="P131"/>
      <text:p text:style-name="P131">Я задрал голову.</text:p>
      <text:p text:style-name="P131">О! Так уже легче! Надо мной всего лишь два этажа. Десять метров верёвки. Если не смотреть вниз, то…</text:p>
      <text:p text:style-name="P131"/>
      <text:p text:style-name="P133">«…<text:span text:style-name="T30">Будь храбр. Будь стоек. Будь силён. Что бы ни случилось, помни: Эквестрия с тобой. Эквестрия в тебе. Навсегда. И всегда…»</text:span></text:p>
      <text:p text:style-name="P135"/>
      <text:p text:style-name="P131">Я вытер ладони о штаны, ухватил канат и сделал шаг вперёд…</text:p>
      <text:p text:style-name="P131"/>
      <text:p text:style-name="P131">…</text:p>
      <text:p text:style-name="P131"/>
      <text:p text:style-name="P131">Святые яйца, Анон, ты действительно сделал ЭТО!</text:p>
      <text:p text:style-name="P131"/>
      <text:p text:style-name="P131">…</text:p>
      <text:p text:style-name="P131"/>
      <text:p text:style-name="P13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Селестия милосердная!!!</text:p>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появилась над бортиком и свесила вниз руку. Эпплджек вытянулась и протянула ей ноутбук одной рукой.</text:p>
      <text:p text:style-name="P131">НЕТ! У них не получилось!</text:p>
      <text:p text:style-name="P131">У меня враз вспотели ладони. Держаться на верёвке стало чертовски трудно.</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1">К счастью, фермерша не разжала ног.</text:p>
      <text:p text:style-name="P13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1"/>
      <text:p text:style-name="P131">Бляблябляблябля!!! ДА НУ ЕГО НАХУЙ — ТАКОЙ АЛЬПИНИЗМ!!!</text:p>
      <text:p text:style-name="P131">БЛЯ!!!…</text:p>
      <text:p text:style-name="P131">Верёвка закончилась. Наконец-то у меня появилось время для паники. Я судорожно обнял Эпплджек, закрыл глаза и приготовился…</text:p>
      <text:p text:style-name="P131"/>
      <text:p text:style-name="P131">…</text:p>
      <text:p text:style-name="P131"/>
      <text:p text:style-name="P131">Захват поперёк груди и сильный рывок выдавили из меня остатки дыхания.</text:p>
      <text:p text:style-name="P131"><text:soft-page-break/>– ОТПУСТИ КОБЫЛУ!!! – загрохотало мне в ухо.</text:p>
      <text:p text:style-name="P131">Я открыл глаза.</text:p>
      <text:p text:style-name="P131">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31">Я чуть поднял глаза и уставился в кривую морду драконикус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1"/>
      <text:p text:style-name="P131">…</text:p>
      <text:p text:style-name="P131"/>
      <text:p text:style-name="P13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семь минут…</text:p>
      <text:p text:style-name="P131"/>
      <text:p text:style-name="P131">…</text:p>
      <text:p text:style-name="P131"/>
      <text:p text:style-name="P131">На длинной шее драконикуса разместились Эпплджек и Флаттершай. Я, для сохранения баланса, разместился ближе к хвосту.</text:p>
      <text:p text:style-name="P131">Дискорд расправил крылья и начал короткую пробежку к краю.</text:p>
      <text:p text:style-name="P131"><text:span text:style-name="T13">– Д</text:span>искорд Эйрлайнс приветствует на борту! Температура воздуха пять градусов! Высота<text:span text:style-name="T30"> сто пять</text:span><text:span text:style-name="T25"> </text:span>метров. Ожидаемая продолжительность полёта — четыре минуты!..</text:p>
      <text:p text:style-name="P131"/>
      <text:p text:style-name="P131">…ограда края крыши промелькнула под нами…</text:p>
      <text:p text:style-name="P136"/>
      <text:p text:style-name="P131"><text:span text:style-name="T13">– …</text:span>собственно, держаться в воздухе дольше у меня не хватит магии.</text:p>
      <text:p text:style-name="P131"/>
      <text:p text:style-name="P131">Мы летели навстречу закату.</text:p>
      <text:p text:style-name="P131"/>
      <text:p text:style-name="P131">…</text:p>
      <text:p text:style-name="P131"/>
      <text:p text:style-name="P13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1"><text:span text:style-name="T13">– </text:span>Ю-ху-у-у!!!</text:p>
      <text:p text:style-name="P13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1">Перед нами увеличивалась громада моей высотки.</text:p>
      <text:p text:style-name="P13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прижалась к шее Дискорда, отвернулась и закрыла глаза.</text:p>
      <text:p text:style-name="P131">– ВНИМАНИЕ!!! – заорал Дискорд, сложил крылья и влетел в коридор.</text:p>
      <text:p text:style-name="P131"/>
      <text:p text:style-name="P132">***</text:p>
      <text:p text:style-name="P131"/>
      <text:p text:style-name="P131">Бля!!!</text:p>
      <text:h text:style-name="Heading_20_2" text:outline-level="2"/>
      <text:h text:style-name="Heading_20_2" text:outline-level="2"><text:span text:style-name="T1">30</text:span>. Разговор за столиком в <text:span text:style-name="T1">ночи</text:span></text:h>
      <text:p text:style-name="P145"/>
      <text:p text:style-name="P147">Мы почти успели.</text:p>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
      <text:p text:style-name="P142">ХА-ХА-ХА!</text:p>
      <text:p text:style-name="P142"><text:soft-page-break/></text:p>
      <text:p text:style-name="P142">Прямо как сейчас. Как говорится, найди десять отличий.</text:p>
      <text:p text:style-name="P142">Вот только… Только Дэш была бы жива…</text:p>
      <text:p text:style-name="P146">Я тяжело вздохнул.</text:p>
      <text:p text:style-name="P146"/>
      <text:p text:style-name="P146">…</text:p>
      <text:p text:style-name="P146"/>
      <text:p text:style-name="P14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3">– Т</text:span>ы что за хрен вообще? <text:span text:style-name="T13">– наконец сподобился я на членораздельную речь.</text:span></text:p>
      <text:p text:style-name="P49">Зверь смутился.</text:p>
      <text:p text:style-name="P49"><text:span text:style-name="T13">–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6">– Гм. Ок.</text:p>
      <text:p text:style-name="P49"><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9"><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6"/>
      <text:p text:style-name="P6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4"><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4"><text:span text:style-name="T13">– Если я расскажу тебе н</text:span>астоящую<text:span text:style-name="T13"> причину </text:span>— ты исчезнешь! <text:span text:style-name="T13">– угрюмо заявил я.</text:span></text:p>
      <text:p text:style-name="P36">Морда Анакорна осветилась радостным озарением.</text:p>
      <text:p text:style-name="P36"/>
      <text:p text:style-name="P54"><text:span text:style-name="T13">– </text:span><text:span text:style-name="T77">Я ПОНЯЛ, КТО ТЫ!!! КАК </text:span><text:span text:style-name="T78">ЖЕ </text:span><text:span text:style-name="T77">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4"><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3">– Ну… Я не идиот… я видел, что происходит за Чёрным </text:span>э<text:span text:style-name="T13">краном…</text:span></text:p>
      <text:p text:style-name="P54">Я глубоко вздохнул, как перед прыжком в воду.</text:p>
      <text:p text:style-name="P54"/>
      <text:p text:style-name="P54"><text:span text:style-name="T13">– </text:span><text:span text:style-name="T24">Нет никакого мира-вампира. Мир людей не виноват. </text:span><text:span text:style-name="T16">Эквестрия загибается потому, что она </text:span><text:span text:style-name="T24">—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4">существовать, что они — лишь плод фантазии брони! Когда они узнают об этом, магия, поддерживающая их существование, рассеивается.</text:span></text:p>
      <text:p text:style-name="P54"/>
      <text:p text:style-name="P54">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8"/>
      <text:p text:style-name="P3"><text:span text:style-name="T4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10"><text:span text:style-name="T47">–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2"/>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4"/>
      <text:p text:style-name="P54">–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10"><text:soft-page-break/>Я запротестовал.</text:p>
      <text:p text:style-name="P112">– В Эквестрии не двигают солнце! Аликорны лишь корректируют орбиту Эквуса и луны вокруг него, хотя все уверены в обратном.</text:p>
      <text:p text:style-name="P112">Анакорн улыбнулся во всю морду.</text:p>
      <text:p text:style-name="P112">– Значит, ты уже помогаешь мне, Проводник, даже сам того не осознавая! Я рад!</text:p>
      <text:p text:style-name="P110">Демиург снова отпил из стакана и продолжил.</text:p>
      <text:p text:style-name="P112"/>
      <text:p text:style-name="P11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2">Анакорн только развёл копытами.</text:p>
      <text:p text:style-name="P112">– Не знаю. Может, ему фунты и ярды больше нравятся.</text:p>
      <text:p text:style-name="P112">– Ты так говоришь, будто у Эквуса есть свой собственный разум. – заметил я.</text:p>
      <text:p text:style-name="P112">Анакорн усмехнулся.</text:p>
      <text:p text:style-name="P11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0"/>
      <text:p text:style-name="P110">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12"/>
      <text:p text:style-name="P11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30">. Ко мне наконец-то пришло понимание ситуации.</text:span></text:p>
      <text:p text:style-name="P115"><text:soft-page-break/>–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5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5">–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
      <text:p text:style-name="P110">Анакорн прижал одним копытом центр карандаша к столу и ударил по его кончику другим. Карандаш стал вертеться своеобразной юлой.</text:p>
      <text:p text:style-name="P110"/>
      <text:p text:style-name="P110">–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0"><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2"/>
      <text:p text:style-name="P110">Я вспомнил события последнего времени моей родины<text:span text:style-name="T13">.</text:span></text:p>
      <text:p text:style-name="P11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0">Анакорн с такой силой надавил копытом на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2">Я развёл руками.</text:p>
      <text:p text:style-name="P11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2">Анакорн улыбнулся и вскочил с пуфика.</text:p>
      <text:p text:style-name="P110"><text:soft-page-break/><text:span text:style-name="T47">–</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1">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0">.</text:span></text:p>
      <text:p text:style-name="P11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5"/>
      <text:p text:style-name="P115">Я истерически расхохотался.</text:p>
      <text:p text:style-name="P11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5">Спустив пар, я скептически хмыкнул.</text:p>
      <text:p text:style-name="P115">– Да и как их корректировать, эти недочёты? Сказать: «Повелеваю быть сему»?</text:p>
      <text:p text:style-name="P115">Анакорн поправил невесть откуда взявшиеся на переносице очки и ответил.</text:p>
      <text:p text:style-name="P110"><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5">Я задумался. На самом деле, интересная логическая задача…</text:p>
      <text:p text:style-name="P11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15">– А кьютимарки ты сам даришь пони, когда распознаёшь их жизненное предназначение!!! – так же азартно заорал я.</text:p>
      <text:p text:style-name="P11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5">Я пожал плечами.</text:p>
      <text:p text:style-name="P115">– А по-другому я не могу объяснить их появление. К сожалению.</text:p>
      <text:p text:style-name="P11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5">– Хорошо. Уговорил. Кьютимарки беру на себя. Так и знал, что мне самое трудное достанется!</text:p>
      <text:p text:style-name="P11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на меня смотреть! Если я стану применять магию вместо ловкости, теряется весь смысл упражнения… О, глянь-ка на Эквус!</text:p>
      <text:p text:style-name="P115"><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1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5">– Почему бы не сделать главной каноническую Эквестрию? Ту, что описана в мультике?</text:p>
      <text:p text:style-name="P115">–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6"/>
      <text:p text:style-name="P11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6"/>
      <text:p text:style-name="P11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6"/>
      <text:p text:style-name="P115">Анакорн аж подпрыгнул на месте от восторга и стал мне аплодировать.</text:p>
      <text:p text:style-name="P116"/>
      <text:p text:style-name="P115"><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6"/>
      <text:p text:style-name="P116">Я подозрительно посмотрел на Анакорна.</text:p>
      <text:p text:style-name="P116"/>
      <text:p text:style-name="P115"><text:span text:style-name="T20">– </text:span><text:span text:style-name="T56">Какой ещё, нафиг, «мой фанфик»? Я никакого фанфика не писал. И не собираюсь.</text:span></text:p>
      <text:p text:style-name="P116">Анакорн ехидно ухмыльнулся и сделал мне «глазки».</text:p>
      <text:p text:style-name="P115"><text:soft-page-break/><text:span text:style-name="T20">–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6"/>
      <text:p text:style-name="P116">Я растерялся.</text:p>
      <text:p text:style-name="P115"><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5"><text:span text:style-name="T13">– </text:span>Пиши, как есть. <text:span text:style-name="T13">– </text:span>развёл копытами Анакорн. <text:span text:style-name="T13">– </text:span>Авось сгодится. Я писать точно не буду <text:span text:style-name="T61">— ты меня с кьютимарками уже пригрузил на ближайшие тысячи лет.</text:span></text:p>
      <text:p text:style-name="P115">…</text:p>
      <text:p text:style-name="P115">Факн щит<text:note text:id="ftn21" text:note-class="footnote"><text:note-citation>21</text:note-citation><text:note-body><text:p text:style-name="P152">Fucking shit <text:span text:style-name="T2">–</text:span> <text:span text:style-name="T1">ёбаное дерьмо</text:span></text:p></text:note-body></text:note>!..</text:p>
      <text:p text:style-name="P115">…</text:p>
      <text:p text:style-name="P115">Ну а что мне остаётся? Я фейспамнул.</text:p>
      <text:p text:style-name="P115"/>
      <text:p text:style-name="P115"><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5">Анакорн насупился и спрятал карандаш в гриву.</text:p>
      <text:p text:style-name="P115"><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5"/>
      <text:p text:style-name="P115">Вот тебе и помахала Эквестрия ручкой, Анон!</text:p>
      <text:p text:style-name="P115"/>
      <text:p text:style-name="P11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4"/>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text:soft-page-break/>–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1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5"/>
      <text:p text:style-name="P115">– Верни Дэш!!!</text:p>
      <text:p text:style-name="P115"/>
      <text:p text:style-name="P115">Копыта Анакорна разъехались и он впечатался мордой в стол.</text:p>
      <text:p text:style-name="P115"><text:soft-page-break/>– Э-э-э… м-м-м… ну-у-у… Перо мне в зад!.. Нельзя сказать, что это совсем невыполнимо… Но, прямо скажу, задачка не для студента!</text:p>
      <text:p text:style-name="P115">Глаза демиурга бегали, как у застуканного в трамвае безбилетника.</text:p>
      <text:p text:style-name="P115">– А ты студент?</text:p>
      <text:p text:style-name="P11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5">– Другое просить не будешь? – сухо переспросил Анакорн. – Учти, время уходит. То, что я вижу в качестве решения, мне не нравится.</text:p>
      <text:p text:style-name="P115">– Нет! – отрезал я.</text:p>
      <text:p text:style-name="P11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5">– Что? Ты о чём?</text:p>
      <text:p text:style-name="P11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5">Есть только маленькая проблемка…</text:p>
      <text:p text:style-name="P115"/>
      <text:p text:style-name="P115">Анакорн скривился и отвёл глаза.</text:p>
      <text:p text:style-name="P115">– Какая?</text:p>
      <text:p text:style-name="P11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3">не знаю даже я. Говорят, это офигенно паршиво, намного хуже смерти. </text:span>Мне очень жаль. Тебе ещё не поздно выбрать что-нибудь другое.</text:p>
      <text:p text:style-name="P115">Я вздохнул. Слишком много философии на мою голову!</text:p>
      <text:p text:style-name="P115">– Делай, как я сказал! А я сделаю своё.</text:p>
      <text:p text:style-name="P115"/>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21">~~~</text:p>
      <text:p text:style-name="P116"/>
      <text:p text:style-name="P116">– Здравствуй, Анон. – Селестия стояла передо мной без привычных взгляду властных регалий. – Я хочу поблагодарить тебя за всё.</text:p>
      <text:p text:style-name="P116">– Привет, Сел. Я рад, что с тобой всё в порядке.</text:p>
      <text:p text:style-name="P116">Аликорница стояла передо мной в сияющем ореоле гривы. Потом она нерешительно сделала шаг навстречу.</text:p>
      <text:p text:style-name="P116"><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6">Я устало рассмеялся.</text:p>
      <text:p text:style-name="P116">– Сел, я завязал с конеёбством. Извини.</text:p>
      <text:p text:style-name="P11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6">– В другое время, в другом месте, Анон! В другое время, в другом месте!</text:p>
      <text:p text:style-name="P116"/>
      <text:p text:style-name="P119">~~~</text:p>
      <text:p text:style-name="P119"/>
      <text:p text:style-name="P38"><text:span text:style-name="T2">–</text:span><text:span text:style-name="T1"> Прости, что когда-то хотела убить тебя. Я ослабела и Найтмэр Мун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3">Тёмная аликорница тяжело вздохнула.</text:p>
      <text:p text:style-name="P11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3">– Я был бы рад. Мне жаль, что из-за меня погиб твой особенный пони.</text:p>
      <text:p text:style-name="P113">Луна горько вздохнула.</text:p>
      <text:p text:style-name="P11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7">Мир?</text:span></text:p>
      <text:p text:style-name="P123">Я молча протянул руку к носу аликорницы и попытался легонько сжать его. Рука прошла сквозь тело.</text:p>
      <text:p text:style-name="P123">– Бу-уп! – слабо улыбнулась Луна.</text:p>
      <text:p text:style-name="P113">Аликорница подняла копыто и прижала его к моей груди.</text:p>
      <text:p text:style-name="P11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0"/>
      <text:p text:style-name="P119">~~~</text:p>
      <text:p text:style-name="P120"/>
      <text:p text:style-name="P113">– Думал от меня в другой реальности спрятаться, Проводничёк?!</text:p>
      <text:p text:style-name="P113">Передо мной возникла хмурая морда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text:soft-page-break/>Так что, Проводничёк, мы ещё встретимся! В другое время и в другом месте! Жди! В другое время, в другом месте!!!</text:p>
      <text:p text:style-name="P117"/>
      <text:p text:style-name="P118">~~~</text:p>
      <text:p text:style-name="P110"/>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9"><text:span text:style-name="T34">– Я в порядке. Вот, возвращаюсь </text:span>в свой мир. Ну, не совсем <text:span text:style-name="T1">в свой</text:span>. Почти.</text:p>
      <text:p text:style-name="P109"><text:span text:style-name="T1">–</text:span> Навсегда? <text:span text:style-name="T1">Ты не вернёшься?</text:span></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10">В голосе пегаски слышались слёзы.</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9"><text:span text:style-name="T1">–</text:span> И тебя, и Твайлайт, и <text:span text:style-name="T1">Пинки</text:span>, и <text:span text:style-name="T1">Эпплджек</text:span>, и всех-всех-всех… Таковы правила.</text:p>
      <text:p text:style-name="P109"><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9">Я опустил руку на шею <text:span text:style-name="T1">пегаски</text:span> и ощутил теплоту и лёгкое покалывание в пустоте.</text:p>
      <text:p text:style-name="P109"><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9"><text:span text:style-name="T1">–</text:span> И лучше рано, чем поздно! Я не люблю <text:span text:style-name="T1">долго </text:span>ждать!</text:p>
      <text:p text:style-name="P109"><text:span text:style-name="T1">–</text:span> Да, Дэш. <text:span text:style-name="T1">–</text:span> её образ начал таять. <text:span text:style-name="T1">–</text:span> Да, я помню.</text:p>
      <text:p text:style-name="P109"><text:soft-page-break/></text:p>
      <text:p text:style-name="P109">Я всё ещё помню…</text:p>
      <text:p text:style-name="P56"/>
      <text:h text:style-name="Heading_20_2" text:outline-level="2">Эпилог. Земля</text:h>
      <text:p text:style-name="P122"/>
      <text:p text:style-name="P129">Звон будильника чуть не проломил башку. Я открыл глаза. </text:p>
      <text:p text:style-name="P129"/>
      <text:p text:style-name="P130"><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7"/>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
      <text:p text:style-name="P125">Для того, чтобы выдавить остатки пасты на щётку, пришлось затратить серьёзные усилия.</text:p>
      <text:p text:style-name="P125"/>
      <text:p text:style-name="P126">Ага, и купить туалетной бумаги. Иначе уже вечером придётся использовать рекламки, что кидают в почтовый ящик. А они, блин, глянцевые!</text:p>
      <text:p text:style-name="P126"/>
      <text:p text:style-name="P128">Мысли вернулись к фантазии.</text:p>
      <text:p text:style-name="P128"/>
      <text:p text:style-name="P12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6"/>
      <text:p text:style-name="P125">Попытка притронуться щёткой к зубу вызвала ноющую боль. </text:p>
      <text:p text:style-name="P125"/>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7"/>
      <text:p text:style-name="P125">Доставая из стола ключи от машины, опять наткнулся взглядом на эскиз.</text:p>
      <text:p text:style-name="P125"/>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7"><text:soft-page-break/>А вот, кстати… А почему бы и нет? Хорошее ведь название? И интригующее — сразу сесть за клавиатуру захотелось.</text:p>
      <text:p text:style-name="P127"/>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01T20:43:02.386700132</dc:date>
    <meta:editing-duration>P155DT8H1M55S</meta:editing-duration>
    <meta:editing-cycles>9868</meta:editing-cycles>
    <meta:generator>LibreOffice/5.1.6.2$Linux_X86_64 LibreOffice_project/10m0$Build-2</meta:generator>
    <meta:printed-by>макс </meta:printed-by>
    <meta:print-date>2017-08-23T21:51:29.95</meta:print-date>
    <meta:document-statistic meta:table-count="0" meta:image-count="0" meta:object-count="0" meta:page-count="254" meta:paragraph-count="4907" meta:word-count="103516" meta:character-count="685997" meta:non-whitespace-character-count="582795"/>
  </office:meta>
</office:document-meta>
</file>